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Trebuchet MS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2cm"/>
    </style:style>
    <style:style style:name="co2" style:family="table-column">
      <style:table-column-properties fo:break-before="auto" style:column-width="3.535cm"/>
    </style:style>
    <style:style style:name="co3" style:family="table-column">
      <style:table-column-properties fo:break-before="auto" style:column-width="2.48cm"/>
    </style:style>
    <style:style style:name="co4" style:family="table-column">
      <style:table-column-properties fo:break-before="auto" style:column-width="18.274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4.454cm"/>
    </style:style>
    <style:style style:name="co7" style:family="table-column">
      <style:table-column-properties fo:break-before="auto" style:column-width="7.041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1.29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zioni_mod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latitudine</text:p>
          </table:table-cell>
          <table:table-cell office:value-type="string" calcext:value-type="string">
            <text:p>longitudine</text:p>
          </table:table-cell>
          <table:table-cell office:value-type="string" calcext:value-type="string">
            <text:p>altitudineslm</text:p>
          </table:table-cell>
          <table:table-cell office:value-type="string" calcext:value-type="string">
            <text:p>strumentazione</text:p>
          </table:table-cell>
          <table:table-cell office:value-type="string" calcext:value-type="string">
            <text:p>regione</text:p>
          </table:table-cell>
          <table:table-cell office:value-type="string" calcext:value-type="string">
            <text:p>comun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label_tmp</text:p>
          </table:table-cell>
          <table:table-cell office:value-type="string" calcext:value-type="string">
            <text:p>label_good</text:p>
          </table:table-cell>
        </table:table-row>
        <table:table-row table:style-name="ro1">
          <table:table-cell office:value-type="string" calcext:value-type="string">
            <text:p>lmb242</text:p>
          </table:table-cell>
          <table:table-cell office:value-type="float" office:value="45.9021681894541" calcext:value-type="float">
            <text:p>45,9021681894541</text:p>
          </table:table-cell>
          <table:table-cell office:value-type="float" office:value="9.3358792662184" calcext:value-type="float">
            <text:p>9,33587926621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Abbadia Lariana</text:p>
          </table:table-cell>
          <table:table-cell/>
          <table:table-cell office:value-type="string" calcext:value-type="string">
            <text:p>LC</text:p>
          </table:table-cell>
          <table:table-cell table:formula="of:=IF(ISBLANK([.H2] );[.G2];COM.MICROSOFT.TEXTJOIN(&quot;-&quot;;;[.G2];[.H2]))" office:value-type="string" office:string-value="Abbadia Lariana" calcext:value-type="string">
            <text:p>Abbadia Lariana</text:p>
          </table:table-cell>
          <table:table-cell table:formula="of:=[.J2]" office:value-type="string" office:string-value="Abbadia Lariana" calcext:value-type="string">
            <text:p>Abbadia Lariana</text:p>
          </table:table-cell>
        </table:table-row>
        <table:table-row table:style-name="ro1">
          <table:table-cell office:value-type="string" calcext:value-type="string">
            <text:p>lmb275</text:p>
          </table:table-cell>
          <table:table-cell office:value-type="float" office:value="45.7961087477076" calcext:value-type="float">
            <text:p>45,7961087477076</text:p>
          </table:table-cell>
          <table:table-cell office:value-type="float" office:value="9.16230261325836" calcext:value-type="float">
            <text:p>9,16230261325836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Albese con Cassano</text:p>
          </table:table-cell>
          <table:table-cell/>
          <table:table-cell office:value-type="string" calcext:value-type="string">
            <text:p>CO</text:p>
          </table:table-cell>
          <table:table-cell table:formula="of:=IF(ISBLANK([.H3] );[.G3];COM.MICROSOFT.TEXTJOIN(&quot;-&quot;;;[.G3];[.H3]))" office:value-type="string" office:string-value="Albese con Cassano" calcext:value-type="string">
            <text:p>Albese con Cassano</text:p>
          </table:table-cell>
          <table:table-cell table:formula="of:=[.J3]" office:value-type="string" office:string-value="Albese con Cassano" calcext:value-type="string">
            <text:p>Albese con Cassano</text:p>
          </table:table-cell>
        </table:table-row>
        <table:table-row table:style-name="ro1">
          <table:table-cell office:value-type="string" calcext:value-type="string">
            <text:p>lmb165</text:p>
          </table:table-cell>
          <table:table-cell office:value-type="float" office:value="45.7553374698678" calcext:value-type="float">
            <text:p>45,7553374698678</text:p>
          </table:table-cell>
          <table:table-cell office:value-type="float" office:value="9.81564044952393" calcext:value-type="float">
            <text:p>9,8156404495239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Albino</text:p>
          </table:table-cell>
          <table:table-cell office:value-type="string" calcext:value-type="string">
            <text:p><text:s/>Fiobbio</text:p>
          </table:table-cell>
          <table:table-cell office:value-type="string" calcext:value-type="string">
            <text:p>BG</text:p>
          </table:table-cell>
          <table:table-cell table:formula="of:=IF(ISBLANK([.H4] );[.G4];COM.MICROSOFT.TEXTJOIN(&quot;--&quot;;;[.G4];[.H4]))" office:value-type="string" office:string-value="Albino-- Fiobbio" calcext:value-type="string">
            <text:p>Albino-- Fiobbio</text:p>
          </table:table-cell>
          <table:table-cell table:formula="of:=[.J4]" office:value-type="string" office:string-value="Albino-- Fiobbio" calcext:value-type="string">
            <text:p>Albino-- Fiobbio</text:p>
          </table:table-cell>
        </table:table-row>
        <table:table-row table:style-name="ro1">
          <table:table-cell office:value-type="string" calcext:value-type="string">
            <text:p>lmb257</text:p>
          </table:table-cell>
          <table:table-cell office:value-type="float" office:value="45.7427702653595" calcext:value-type="float">
            <text:p>45,7427702653595</text:p>
          </table:table-cell>
          <table:table-cell office:value-type="float" office:value="9.81369987130165" calcext:value-type="float">
            <text:p>9,81369987130165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Albino</text:p>
          </table:table-cell>
          <table:table-cell office:value-type="string" calcext:value-type="string">
            <text:p>Fiobbio Monte Misma</text:p>
          </table:table-cell>
          <table:table-cell office:value-type="string" calcext:value-type="string">
            <text:p>BG</text:p>
          </table:table-cell>
          <table:table-cell table:formula="of:=IF(ISBLANK([.H5] );[.G5];COM.MICROSOFT.TEXTJOIN(&quot;--&quot;;;[.G5];[.H5]))" office:value-type="string" office:string-value="Albino--Fiobbio Monte Misma" calcext:value-type="string">
            <text:p>Albino--Fiobbio Monte Misma</text:p>
          </table:table-cell>
          <table:table-cell table:formula="of:=[.J5]" office:value-type="string" office:string-value="Albino--Fiobbio Monte Misma" calcext:value-type="string">
            <text:p>Albino--Fiobbio Monte Misma</text:p>
          </table:table-cell>
        </table:table-row>
        <table:table-row table:style-name="ro1">
          <table:table-cell office:value-type="string" calcext:value-type="string">
            <text:p>lmb345</text:p>
          </table:table-cell>
          <table:table-cell office:value-type="float" office:value="45.746918" calcext:value-type="float">
            <text:p>45,746918</text:p>
          </table:table-cell>
          <table:table-cell office:value-type="float" office:value="9.552929" calcext:value-type="float">
            <text:p>9,55292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avis vantage pro 2 wireless plus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Almenno San Bartolomeo</text:p>
          </table:table-cell>
          <table:table-cell office:value-type="string" calcext:value-type="string">
            <text:p>località carosso - atterraggio parapendio</text:p>
          </table:table-cell>
          <table:table-cell office:value-type="string" calcext:value-type="string">
            <text:p>BG</text:p>
          </table:table-cell>
          <table:table-cell table:formula="of:=IF(ISBLANK([.H6] );[.G6];COM.MICROSOFT.TEXTJOIN(&quot;--&quot;;;[.G6];[.H6]))" office:value-type="string" office:string-value="Almenno San Bartolomeo--località carosso - atterraggio parapendio" calcext:value-type="string">
            <text:p>Almenno San Bartolomeo--località carosso - atterraggio parapendio</text:p>
          </table:table-cell>
          <table:table-cell table:formula="of:=[.J6]" office:value-type="string" office:string-value="Almenno San Bartolomeo--località carosso - atterraggio parapendio" calcext:value-type="string">
            <text:p>Almenno San Bartolomeo--località carosso - atterraggio parapendio</text:p>
          </table:table-cell>
        </table:table-row>
        <table:table-row table:style-name="ro1">
          <table:table-cell office:value-type="string" calcext:value-type="string">
            <text:p>lmb315</text:p>
          </table:table-cell>
          <table:table-cell office:value-type="float" office:value="45.738411" calcext:value-type="float">
            <text:p>45,738411</text:p>
          </table:table-cell>
          <table:table-cell office:value-type="float" office:value="9.578911" calcext:value-type="float">
            <text:p>9,5789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avis Vantage Pro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Almenno San Bartolomeo</text:p>
          </table:table-cell>
          <table:table-cell office:value-type="string" calcext:value-type="string">
            <text:p>Scuole Medie</text:p>
          </table:table-cell>
          <table:table-cell office:value-type="string" calcext:value-type="string">
            <text:p>BG</text:p>
          </table:table-cell>
          <table:table-cell table:formula="of:=IF(ISBLANK([.H7] );[.G7];COM.MICROSOFT.TEXTJOIN(&quot;--&quot;;;[.G7];[.H7]))" office:value-type="string" office:string-value="Almenno San Bartolomeo--Scuole Medie" calcext:value-type="string">
            <text:p>Almenno San Bartolomeo--Scuole Medie</text:p>
          </table:table-cell>
          <table:table-cell table:formula="of:=[.J7]" office:value-type="string" office:string-value="Almenno San Bartolomeo--Scuole Medie" calcext:value-type="string">
            <text:p>Almenno San Bartolomeo--Scuole Medie</text:p>
          </table:table-cell>
        </table:table-row>
        <table:table-row table:style-name="ro1">
          <table:table-cell office:value-type="string" calcext:value-type="string">
            <text:p>lmb223</text:p>
          </table:table-cell>
          <table:table-cell office:value-type="float" office:value="45.7475517327784" calcext:value-type="float">
            <text:p>45,7475517327784</text:p>
          </table:table-cell>
          <table:table-cell office:value-type="float" office:value="9.59496974945068" calcext:value-type="float">
            <text:p>9,5949697494506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Davis ProVantage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Almenno San Salvatore</text:p>
          </table:table-cell>
          <table:table-cell/>
          <table:table-cell office:value-type="string" calcext:value-type="string">
            <text:p>BG</text:p>
          </table:table-cell>
          <table:table-cell table:formula="of:=IF(ISBLANK([.H8] );[.G8];COM.MICROSOFT.TEXTJOIN(&quot;-&quot;;;[.G8];[.H8]))" office:value-type="string" office:string-value="Almenno San Salvatore" calcext:value-type="string">
            <text:p>Almenno San Salvatore</text:p>
          </table:table-cell>
          <table:table-cell table:formula="of:=[.J8]" office:value-type="string" office:string-value="Almenno San Salvatore" calcext:value-type="string">
            <text:p>Almenno San Salvatore</text:p>
          </table:table-cell>
        </table:table-row>
        <table:table-row table:style-name="ro1">
          <table:table-cell office:value-type="string" calcext:value-type="string">
            <text:p>lmb240</text:p>
          </table:table-cell>
          <table:table-cell office:value-type="float" office:value="45.7689075087836" calcext:value-type="float">
            <text:p>45,7689075087836</text:p>
          </table:table-cell>
          <table:table-cell office:value-type="float" office:value="9.18253719806671" calcext:value-type="float">
            <text:p>9,1825371980667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Irox ProX 2 USB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Alzate Brianza</text:p>
          </table:table-cell>
          <table:table-cell/>
          <table:table-cell office:value-type="string" calcext:value-type="string">
            <text:p>CO</text:p>
          </table:table-cell>
          <table:table-cell table:formula="of:=IF(ISBLANK([.H9] );[.G9];COM.MICROSOFT.TEXTJOIN(&quot;-&quot;;;[.G9];[.H9]))" office:value-type="string" office:string-value="Alzate Brianza" calcext:value-type="string">
            <text:p>Alzate Brianza</text:p>
          </table:table-cell>
          <table:table-cell table:formula="of:=[.J9]" office:value-type="string" office:string-value="Alzate Brianza" calcext:value-type="string">
            <text:p>Alzate Brianza</text:p>
          </table:table-cell>
        </table:table-row>
        <table:table-row table:style-name="ro1">
          <table:table-cell office:value-type="string" calcext:value-type="string">
            <text:p>lmb372</text:p>
          </table:table-cell>
          <table:table-cell office:value-type="float" office:value="45.627055" calcext:value-type="float">
            <text:p>45,627055</text:p>
          </table:table-cell>
          <table:table-cell office:value-type="float" office:value="9.326476" calcext:value-type="float">
            <text:p>9,3264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Arcore</text:p>
          </table:table-cell>
          <table:table-cell/>
          <table:table-cell office:value-type="string" calcext:value-type="string">
            <text:p>MB</text:p>
          </table:table-cell>
          <table:table-cell table:formula="of:=IF(ISBLANK([.H10] );[.G10];COM.MICROSOFT.TEXTJOIN(&quot;-&quot;;;[.G10];[.H10]))" office:value-type="string" office:string-value="Arcore" calcext:value-type="string">
            <text:p>Arcore</text:p>
          </table:table-cell>
          <table:table-cell table:formula="of:=[.J10]" office:value-type="string" office:string-value="Arcore" calcext:value-type="string">
            <text:p>Arcore</text:p>
          </table:table-cell>
        </table:table-row>
        <table:table-row table:style-name="ro1">
          <table:table-cell office:value-type="string" calcext:value-type="string">
            <text:p>lmb010</text:p>
          </table:table-cell>
          <table:table-cell office:value-type="float" office:value="45.6606793788931" calcext:value-type="float">
            <text:p>45,6606793788931</text:p>
          </table:table-cell>
          <table:table-cell office:value-type="float" office:value="9.1312962770462" calcext:value-type="float">
            <text:p>9,1312962770462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Oregon Scientific WMR918, termometro a mercurio in capannin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arlassina</text:p>
          </table:table-cell>
          <table:table-cell/>
          <table:table-cell office:value-type="string" calcext:value-type="string">
            <text:p>MB</text:p>
          </table:table-cell>
          <table:table-cell table:formula="of:=IF(ISBLANK([.H11] );[.G11];COM.MICROSOFT.TEXTJOIN(&quot;-&quot;;;[.G11];[.H11]))" office:value-type="string" office:string-value="Barlassina" calcext:value-type="string">
            <text:p>Barlassina</text:p>
          </table:table-cell>
          <table:table-cell table:formula="of:=[.J11]" office:value-type="string" office:string-value="Barlassina" calcext:value-type="string">
            <text:p>Barlassina</text:p>
          </table:table-cell>
        </table:table-row>
        <table:table-row table:style-name="ro1">
          <table:table-cell office:value-type="string" calcext:value-type="string">
            <text:p>lmb002</text:p>
          </table:table-cell>
          <table:table-cell office:value-type="float" office:value="45.93" calcext:value-type="float">
            <text:p>45,93</text:p>
          </table:table-cell>
          <table:table-cell office:value-type="float" office:value="9.47" calcext:value-type="float">
            <text:p>9,47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avis Vantage Pro 2, pluviometro manual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arzio</text:p>
          </table:table-cell>
          <table:table-cell/>
          <table:table-cell office:value-type="string" calcext:value-type="string">
            <text:p>LC</text:p>
          </table:table-cell>
          <table:table-cell table:formula="of:=IF(ISBLANK([.H12] );[.G12];COM.MICROSOFT.TEXTJOIN(&quot;-&quot;;;[.G12];[.H12]))" office:value-type="string" office:string-value="Barzio" calcext:value-type="string">
            <text:p>Barzio</text:p>
          </table:table-cell>
          <table:table-cell table:formula="of:=[.J12]" office:value-type="string" office:string-value="Barzio" calcext:value-type="string">
            <text:p>Barzio</text:p>
          </table:table-cell>
        </table:table-row>
        <table:table-row table:style-name="ro1">
          <table:table-cell office:value-type="string" calcext:value-type="string">
            <text:p>lmb302</text:p>
          </table:table-cell>
          <table:table-cell office:value-type="float" office:value="45.811901" calcext:value-type="float">
            <text:p>45,811901</text:p>
          </table:table-cell>
          <table:table-cell office:value-type="float" office:value="9.571967" calcext:value-type="float">
            <text:p>9,571967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erbenno</text:p>
          </table:table-cell>
          <table:table-cell office:value-type="string" calcext:value-type="string">
            <text:p>Berbenno centro</text:p>
          </table:table-cell>
          <table:table-cell office:value-type="string" calcext:value-type="string">
            <text:p>BG</text:p>
          </table:table-cell>
          <table:table-cell table:formula="of:=IF(ISBLANK([.H13] );[.G13];COM.MICROSOFT.TEXTJOIN(&quot;--&quot;;;[.G13];[.H13]))" office:value-type="string" office:string-value="Berbenno--Berbenno centro" calcext:value-type="string">
            <text:p>Berbenno--Berbenno centro</text:p>
          </table:table-cell>
          <table:table-cell office:value-type="string" calcext:value-type="string">
            <text:p>Berbenno-- centro</text:p>
          </table:table-cell>
        </table:table-row>
        <table:table-row table:style-name="ro1">
          <table:table-cell office:value-type="string" calcext:value-type="string">
            <text:p>lmb166</text:p>
          </table:table-cell>
          <table:table-cell office:value-type="float" office:value="45.7123788652215" calcext:value-type="float">
            <text:p>45,7123788652215</text:p>
          </table:table-cell>
          <table:table-cell office:value-type="float" office:value="9.26441431045532" calcext:value-type="float">
            <text:p>9,26441431045532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esana in Brianza</text:p>
          </table:table-cell>
          <table:table-cell office:value-type="string" calcext:value-type="string">
            <text:p>Naresso</text:p>
          </table:table-cell>
          <table:table-cell office:value-type="string" calcext:value-type="string">
            <text:p>MB</text:p>
          </table:table-cell>
          <table:table-cell table:formula="of:=IF(ISBLANK([.H14] );[.G14];COM.MICROSOFT.TEXTJOIN(&quot;--&quot;;;[.G14];[.H14]))" office:value-type="string" office:string-value="Besana in Brianza--Naresso" calcext:value-type="string">
            <text:p>Besana in Brianza--Naresso</text:p>
          </table:table-cell>
          <table:table-cell table:formula="of:=[.J14]" office:value-type="string" office:string-value="Besana in Brianza--Naresso" calcext:value-type="string">
            <text:p>Besana in Brianza--Naresso</text:p>
          </table:table-cell>
        </table:table-row>
        <table:table-row table:style-name="ro1">
          <table:table-cell office:value-type="string" calcext:value-type="string">
            <text:p>lmb123</text:p>
          </table:table-cell>
          <table:table-cell office:value-type="float" office:value="45.6906080036598" calcext:value-type="float">
            <text:p>45,6906080036598</text:p>
          </table:table-cell>
          <table:table-cell office:value-type="float" office:value="9.26380276679993" calcext:value-type="float">
            <text:p>9,2638027667999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esana in Brianza</text:p>
          </table:table-cell>
          <table:table-cell office:value-type="string" calcext:value-type="string">
            <text:p>Villa Raverio</text:p>
          </table:table-cell>
          <table:table-cell office:value-type="string" calcext:value-type="string">
            <text:p>MB</text:p>
          </table:table-cell>
          <table:table-cell table:formula="of:=IF(ISBLANK([.H15] );[.G15];COM.MICROSOFT.TEXTJOIN(&quot;--&quot;;;[.G15];[.H15]))" office:value-type="string" office:string-value="Besana in Brianza--Villa Raverio" calcext:value-type="string">
            <text:p>Besana in Brianza--Villa Raverio</text:p>
          </table:table-cell>
          <table:table-cell table:formula="of:=[.J15]" office:value-type="string" office:string-value="Besana in Brianza--Villa Raverio" calcext:value-type="string">
            <text:p>Besana in Brianza--Villa Raverio</text:p>
          </table:table-cell>
        </table:table-row>
        <table:table-row table:style-name="ro1">
          <table:table-cell office:value-type="string" calcext:value-type="string">
            <text:p>lmb339</text:p>
          </table:table-cell>
          <table:table-cell office:value-type="float" office:value="45.61029" calcext:value-type="float">
            <text:p>45,61029</text:p>
          </table:table-cell>
          <table:table-cell office:value-type="float" office:value="9.157306" calcext:value-type="float">
            <text:p>9,15730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ovisio Masciago</text:p>
          </table:table-cell>
          <table:table-cell/>
          <table:table-cell office:value-type="string" calcext:value-type="string">
            <text:p>MB</text:p>
          </table:table-cell>
          <table:table-cell table:formula="of:=IF(ISBLANK([.H16] );[.G16];COM.MICROSOFT.TEXTJOIN(&quot;-&quot;;;[.G16];[.H16]))" office:value-type="string" office:string-value="Bovisio Masciago" calcext:value-type="string">
            <text:p>Bovisio Masciago</text:p>
          </table:table-cell>
          <table:table-cell table:formula="of:=[.J16]" office:value-type="string" office:string-value="Bovisio Masciago" calcext:value-type="string">
            <text:p>Bovisio Masciago</text:p>
          </table:table-cell>
        </table:table-row>
        <table:table-row table:style-name="ro1">
          <table:table-cell office:value-type="string" calcext:value-type="string">
            <text:p>lmb094</text:p>
          </table:table-cell>
          <table:table-cell office:value-type="float" office:value="45.55" calcext:value-type="float">
            <text:p>45,55</text:p>
          </table:table-cell>
          <table:table-cell office:value-type="float" office:value="9.65" calcext:value-type="float">
            <text:p>9,6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acrosse WS3600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rignano Gera d'Adda</text:p>
          </table:table-cell>
          <table:table-cell/>
          <table:table-cell office:value-type="string" calcext:value-type="string">
            <text:p>BG</text:p>
          </table:table-cell>
          <table:table-cell table:formula="of:=IF(ISBLANK([.H17] );[.G17];COM.MICROSOFT.TEXTJOIN(&quot;-&quot;;;[.G17];[.H17]))" office:value-type="string" office:string-value="Brignano Gera d'Adda" calcext:value-type="string">
            <text:p>Brignano Gera d'Adda</text:p>
          </table:table-cell>
          <table:table-cell table:formula="of:=[.J17]" office:value-type="string" office:string-value="Brignano Gera d'Adda" calcext:value-type="string">
            <text:p>Brignano Gera d'Adda</text:p>
          </table:table-cell>
        </table:table-row>
        <table:table-row table:style-name="ro1">
          <table:table-cell office:value-type="string" calcext:value-type="string">
            <text:p>lmb225</text:p>
          </table:table-cell>
          <table:table-cell office:value-type="float" office:value="45.7267083130998" calcext:value-type="float">
            <text:p>45,7267083130998</text:p>
          </table:table-cell>
          <table:table-cell office:value-type="float" office:value="9.41868424415588" calcext:value-type="float">
            <text:p>9,41868424415588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Davis Vu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alco</text:p>
          </table:table-cell>
          <table:table-cell/>
          <table:table-cell office:value-type="string" calcext:value-type="string">
            <text:p>LC</text:p>
          </table:table-cell>
          <table:table-cell table:formula="of:=IF(ISBLANK([.H18] );[.G18];COM.MICROSOFT.TEXTJOIN(&quot;-&quot;;;[.G18];[.H18]))" office:value-type="string" office:string-value="Calco" calcext:value-type="string">
            <text:p>Calco</text:p>
          </table:table-cell>
          <table:table-cell table:formula="of:=[.J18]" office:value-type="string" office:string-value="Calco" calcext:value-type="string">
            <text:p>Calco</text:p>
          </table:table-cell>
        </table:table-row>
        <table:table-row table:style-name="ro1">
          <table:table-cell office:value-type="string" calcext:value-type="string">
            <text:p>lmb236</text:p>
          </table:table-cell>
          <table:table-cell office:value-type="float" office:value="45.7948651352105" calcext:value-type="float">
            <text:p>45,7948651352105</text:p>
          </table:table-cell>
          <table:table-cell office:value-type="float" office:value="9.45987895131111" calcext:value-type="float">
            <text:p>9,45987895131111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Davis Vantage Pro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alolziocorte</text:p>
          </table:table-cell>
          <table:table-cell office:value-type="string" calcext:value-type="string">
            <text:p>Sopracornola </text:p>
          </table:table-cell>
          <table:table-cell office:value-type="string" calcext:value-type="string">
            <text:p>LC</text:p>
          </table:table-cell>
          <table:table-cell table:formula="of:=IF(ISBLANK([.H19] );[.G19];COM.MICROSOFT.TEXTJOIN(&quot;--&quot;;;[.G19];[.H19]))" office:value-type="string" office:string-value="Calolziocorte--Sopracornola " calcext:value-type="string">
            <text:p>Calolziocorte--Sopracornola </text:p>
          </table:table-cell>
          <table:table-cell table:formula="of:=[.J19]" office:value-type="string" office:string-value="Calolziocorte--Sopracornola " calcext:value-type="string">
            <text:p>Calolziocorte--Sopracornola </text:p>
          </table:table-cell>
        </table:table-row>
        <table:table-row table:style-name="ro1">
          <table:table-cell office:value-type="string" calcext:value-type="string">
            <text:p>lmb319</text:p>
          </table:table-cell>
          <table:table-cell office:value-type="float" office:value="45.502191" calcext:value-type="float">
            <text:p>45,502191</text:p>
          </table:table-cell>
          <table:table-cell office:value-type="float" office:value="9.60631" calcext:value-type="float">
            <text:p>9,606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avis vantage Pro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alvenzano</text:p>
          </table:table-cell>
          <table:table-cell/>
          <table:table-cell office:value-type="string" calcext:value-type="string">
            <text:p>BG</text:p>
          </table:table-cell>
          <table:table-cell table:formula="of:=IF(ISBLANK([.H20] );[.G20];COM.MICROSOFT.TEXTJOIN(&quot;-&quot;;;[.G20];[.H20]))" office:value-type="string" office:string-value="Calvenzano" calcext:value-type="string">
            <text:p>Calvenzano</text:p>
          </table:table-cell>
          <table:table-cell table:formula="of:=[.J20]" office:value-type="string" office:string-value="Calvenzano" calcext:value-type="string">
            <text:p>Calvenzano</text:p>
          </table:table-cell>
        </table:table-row>
        <table:table-row table:style-name="ro1">
          <table:table-cell office:value-type="string" calcext:value-type="string">
            <text:p>lmb333</text:p>
          </table:table-cell>
          <table:table-cell office:value-type="float" office:value="45.748" calcext:value-type="float">
            <text:p>45,748</text:p>
          </table:table-cell>
          <table:table-cell office:value-type="float" office:value="9.140343" calcext:value-type="float">
            <text:p>9,14034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Davis Vantage Pro 2 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antù</text:p>
          </table:table-cell>
          <table:table-cell office:value-type="string" calcext:value-type="string">
            <text:p>Fecchio</text:p>
          </table:table-cell>
          <table:table-cell office:value-type="string" calcext:value-type="string">
            <text:p>CO</text:p>
          </table:table-cell>
          <table:table-cell table:formula="of:=IF(ISBLANK([.H21] );[.G21];COM.MICROSOFT.TEXTJOIN(&quot;--&quot;;;[.G21];[.H21]))" office:value-type="string" office:string-value="Cantù--Fecchio" calcext:value-type="string">
            <text:p>Cantù--Fecchio</text:p>
          </table:table-cell>
          <table:table-cell table:formula="of:=[.J21]" office:value-type="string" office:string-value="Cantù--Fecchio" calcext:value-type="string">
            <text:p>Cantù--Fecchio</text:p>
          </table:table-cell>
        </table:table-row>
        <table:table-row table:style-name="ro1">
          <table:table-cell office:value-type="string" calcext:value-type="string">
            <text:p>lmb230</text:p>
          </table:table-cell>
          <table:table-cell office:value-type="float" office:value="45.7572912199392" calcext:value-type="float">
            <text:p>45,7572912199392</text:p>
          </table:table-cell>
          <table:table-cell office:value-type="float" office:value="9.13476705551147" calcext:value-type="float">
            <text:p>9,13476705551147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apiago Intimiano</text:p>
          </table:table-cell>
          <table:table-cell office:value-type="string" calcext:value-type="string">
            <text:p>Via Degli Arconi</text:p>
          </table:table-cell>
          <table:table-cell office:value-type="string" calcext:value-type="string">
            <text:p>CO</text:p>
          </table:table-cell>
          <table:table-cell table:formula="of:=IF(ISBLANK([.H22] );[.G22];COM.MICROSOFT.TEXTJOIN(&quot;--&quot;;;[.G22];[.H22]))" office:value-type="string" office:string-value="Capiago Intimiano--Via Degli Arconi" calcext:value-type="string">
            <text:p>Capiago Intimiano--Via Degli Arconi</text:p>
          </table:table-cell>
          <table:table-cell table:formula="of:=[.J22]" office:value-type="string" office:string-value="Capiago Intimiano--Via Degli Arconi" calcext:value-type="string">
            <text:p>Capiago Intimiano--Via Degli Arconi</text:p>
          </table:table-cell>
        </table:table-row>
        <table:table-row table:style-name="ro1">
          <table:table-cell office:value-type="string" calcext:value-type="string">
            <text:p>lmb267</text:p>
          </table:table-cell>
          <table:table-cell office:value-type="float" office:value="45.3384213959958" calcext:value-type="float">
            <text:p>45,3384213959958</text:p>
          </table:table-cell>
          <table:table-cell office:value-type="float" office:value="9.27087306976318" calcext:value-type="float">
            <text:p>9,270873069763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VANTAGE PRO2 PLUS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arpiano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I</text:p>
          </table:table-cell>
          <table:table-cell table:formula="of:=IF(ISBLANK([.H23] );[.G23];COM.MICROSOFT.TEXTJOIN(&quot;--&quot;;;[.G23];[.H23]))" office:value-type="string" office:string-value="Carpiano--centro" calcext:value-type="string">
            <text:p>Carpiano--centro</text:p>
          </table:table-cell>
          <table:table-cell table:formula="of:=[.J23]" office:value-type="string" office:string-value="Carpiano--centro" calcext:value-type="string">
            <text:p>Carpiano--centro</text:p>
          </table:table-cell>
        </table:table-row>
        <table:table-row table:style-name="ro1">
          <table:table-cell office:value-type="string" calcext:value-type="string">
            <text:p>lmb005</text:p>
          </table:table-cell>
          <table:table-cell office:value-type="float" office:value="45.17" calcext:value-type="float">
            <text:p>45,17</text:p>
          </table:table-cell>
          <table:table-cell office:value-type="float" office:value="9.63" calcext:value-type="float">
            <text:p>9,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regon Scientific Bar928 Giov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asalpusterlengo</text:p>
          </table:table-cell>
          <table:table-cell/>
          <table:table-cell office:value-type="string" calcext:value-type="string">
            <text:p>LO</text:p>
          </table:table-cell>
          <table:table-cell table:formula="of:=IF(ISBLANK([.H24] );[.G24];COM.MICROSOFT.TEXTJOIN(&quot;-&quot;;;[.G24];[.H24]))" office:value-type="string" office:string-value="Casalpusterlengo" calcext:value-type="string">
            <text:p>Casalpusterlengo</text:p>
          </table:table-cell>
          <table:table-cell office:value-type="string" calcext:value-type="string">
            <text:p>Casalpusterlengo (prima)</text:p>
          </table:table-cell>
        </table:table-row>
        <table:table-row table:style-name="ro1">
          <table:table-cell office:value-type="string" calcext:value-type="string">
            <text:p>lmb310</text:p>
          </table:table-cell>
          <table:table-cell office:value-type="float" office:value="45.178522" calcext:value-type="float">
            <text:p>45,178522</text:p>
          </table:table-cell>
          <table:table-cell office:value-type="float" office:value="9.651866" calcext:value-type="float">
            <text:p>9,65186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Casalpusterlengo</text:p>
          </table:table-cell>
          <table:table-cell office:value-type="string" calcext:value-type="string">
            <text:p>LO</text:p>
          </table:table-cell>
          <table:table-cell table:formula="of:=IF(ISBLANK([.H25] );[.G25];COM.MICROSOFT.TEXTJOIN(&quot;--&quot;;;[.G25];[.H25]))" office:value-type="string" office:string-value="Casalpusterlengo--Casalpusterlengo" calcext:value-type="string">
            <text:p>Casalpusterlengo--Casalpusterlengo</text:p>
          </table:table-cell>
          <table:table-cell office:value-type="string" calcext:value-type="string">
            <text:p>Casalpusterlengo (seconda)</text:p>
          </table:table-cell>
        </table:table-row>
        <table:table-row table:style-name="ro1">
          <table:table-cell office:value-type="string" calcext:value-type="string">
            <text:p>lmb253</text:p>
          </table:table-cell>
          <table:table-cell office:value-type="float" office:value="46.0530712856299" calcext:value-type="float">
            <text:p>46,0530712856299</text:p>
          </table:table-cell>
          <table:table-cell office:value-type="float" office:value="9.39318180084229" calcext:value-type="float">
            <text:p>9,39318180084229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asargo</text:p>
          </table:table-cell>
          <table:table-cell office:value-type="string" calcext:value-type="string">
            <text:p>Località Piazzo</text:p>
          </table:table-cell>
          <table:table-cell office:value-type="string" calcext:value-type="string">
            <text:p>LC</text:p>
          </table:table-cell>
          <table:table-cell table:formula="of:=IF(ISBLANK([.H26] );[.G26];COM.MICROSOFT.TEXTJOIN(&quot;--&quot;;;[.G26];[.H26]))" office:value-type="string" office:string-value="Casargo--Località Piazzo" calcext:value-type="string">
            <text:p>Casargo--Località Piazzo</text:p>
          </table:table-cell>
          <table:table-cell table:formula="of:=[.J26]" office:value-type="string" office:string-value="Casargo--Località Piazzo" calcext:value-type="string">
            <text:p>Casargo--Località Piazzo</text:p>
          </table:table-cell>
        </table:table-row>
        <table:table-row table:style-name="ro1">
          <table:table-cell office:value-type="string" calcext:value-type="string">
            <text:p>lmb046</text:p>
          </table:table-cell>
          <table:table-cell office:value-type="float" office:value="45.52" calcext:value-type="float">
            <text:p>45,52</text:p>
          </table:table-cell>
          <table:table-cell office:value-type="float" office:value="9.52" calcext:value-type="float">
            <text:p>9,5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avis Vantage Pro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assano d'Adda</text:p>
          </table:table-cell>
          <table:table-cell/>
          <table:table-cell office:value-type="string" calcext:value-type="string">
            <text:p>MI</text:p>
          </table:table-cell>
          <table:table-cell table:formula="of:=IF(ISBLANK([.H27] );[.G27];COM.MICROSOFT.TEXTJOIN(&quot;-&quot;;;[.G27];[.H27]))" office:value-type="string" office:string-value="Cassano d'Adda" calcext:value-type="string">
            <text:p>Cassano d'Adda</text:p>
          </table:table-cell>
          <table:table-cell table:formula="of:=[.J27]" office:value-type="string" office:string-value="Cassano d'Adda" calcext:value-type="string">
            <text:p>Cassano d'Adda</text:p>
          </table:table-cell>
        </table:table-row>
        <table:table-row table:style-name="ro1">
          <table:table-cell office:value-type="string" calcext:value-type="string">
            <text:p>lmb314</text:p>
          </table:table-cell>
          <table:table-cell office:value-type="float" office:value="45.544886" calcext:value-type="float">
            <text:p>45,544886</text:p>
          </table:table-cell>
          <table:table-cell office:value-type="float" office:value="8.760987" calcext:value-type="float">
            <text:p>8,76098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avis VP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astano Primo</text:p>
          </table:table-cell>
          <table:table-cell/>
          <table:table-cell office:value-type="string" calcext:value-type="string">
            <text:p>MI</text:p>
          </table:table-cell>
          <table:table-cell table:formula="of:=IF(ISBLANK([.H28] );[.G28];COM.MICROSOFT.TEXTJOIN(&quot;-&quot;;;[.G28];[.H28]))" office:value-type="string" office:string-value="Castano Primo" calcext:value-type="string">
            <text:p>Castano Primo</text:p>
          </table:table-cell>
          <table:table-cell table:formula="of:=[.J28]" office:value-type="string" office:string-value="Castano Primo" calcext:value-type="string">
            <text:p>Castano Primo</text:p>
          </table:table-cell>
        </table:table-row>
        <table:table-row table:style-name="ro1">
          <table:table-cell office:value-type="string" calcext:value-type="string">
            <text:p>lmb323</text:p>
          </table:table-cell>
          <table:table-cell office:value-type="float" office:value="45.610489" calcext:value-type="float">
            <text:p>45,610489</text:p>
          </table:table-cell>
          <table:table-cell office:value-type="float" office:value="8.894846" calcext:value-type="float">
            <text:p>8,89484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WS3650 modificat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astellanza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VA</text:p>
          </table:table-cell>
          <table:table-cell table:formula="of:=IF(ISBLANK([.H29] );[.G29];COM.MICROSOFT.TEXTJOIN(&quot;--&quot;;;[.G29];[.H29]))" office:value-type="string" office:string-value="Castellanza--centro" calcext:value-type="string">
            <text:p>Castellanza--centro</text:p>
          </table:table-cell>
          <table:table-cell table:formula="of:=[.J29]" office:value-type="string" office:string-value="Castellanza--centro" calcext:value-type="string">
            <text:p>Castellanza--centro</text:p>
          </table:table-cell>
        </table:table-row>
        <table:table-row table:style-name="ro1">
          <table:table-cell office:value-type="string" calcext:value-type="string">
            <text:p>lmb006</text:p>
          </table:table-cell>
          <table:table-cell office:value-type="float" office:value="45.6095043923698" calcext:value-type="float">
            <text:p>45,6095043923698</text:p>
          </table:table-cell>
          <table:table-cell office:value-type="float" office:value="9.89370346069336" calcext:value-type="float">
            <text:p>9,8937034606933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astelli Calepio</text:p>
          </table:table-cell>
          <table:table-cell/>
          <table:table-cell office:value-type="string" calcext:value-type="string">
            <text:p>BG</text:p>
          </table:table-cell>
          <table:table-cell table:formula="of:=IF(ISBLANK([.H30] );[.G30];COM.MICROSOFT.TEXTJOIN(&quot;-&quot;;;[.G30];[.H30]))" office:value-type="string" office:string-value="Castelli Calepio" calcext:value-type="string">
            <text:p>Castelli Calepio</text:p>
          </table:table-cell>
          <table:table-cell table:formula="of:=[.J30]" office:value-type="string" office:string-value="Castelli Calepio" calcext:value-type="string">
            <text:p>Castelli Calepio</text:p>
          </table:table-cell>
        </table:table-row>
        <table:table-row table:style-name="ro1">
          <table:table-cell office:value-type="string" calcext:value-type="string">
            <text:p>lmb235</text:p>
          </table:table-cell>
          <table:table-cell office:value-type="float" office:value="45.6227721960131" calcext:value-type="float">
            <text:p>45,6227721960131</text:p>
          </table:table-cell>
          <table:table-cell office:value-type="float" office:value="9.14222359657288" calcext:value-type="float">
            <text:p>9,1422235965728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avis Vantage Pr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esano Maderno</text:p>
          </table:table-cell>
          <table:table-cell/>
          <table:table-cell office:value-type="string" calcext:value-type="string">
            <text:p>MB</text:p>
          </table:table-cell>
          <table:table-cell table:formula="of:=IF(ISBLANK([.H31] );[.G31];COM.MICROSOFT.TEXTJOIN(&quot;-&quot;;;[.G31];[.H31]))" office:value-type="string" office:string-value="Cesano Maderno" calcext:value-type="string">
            <text:p>Cesano Maderno</text:p>
          </table:table-cell>
          <table:table-cell table:formula="of:=[.J31]" office:value-type="string" office:string-value="Cesano Maderno" calcext:value-type="string">
            <text:p>Cesano Maderno</text:p>
          </table:table-cell>
        </table:table-row>
        <table:table-row table:style-name="ro1">
          <table:table-cell office:value-type="string" calcext:value-type="string">
            <text:p>lmb334</text:p>
          </table:table-cell>
          <table:table-cell office:value-type="float" office:value="45.928915" calcext:value-type="float">
            <text:p>45,928915</text:p>
          </table:table-cell>
          <table:table-cell office:value-type="float" office:value="9.243941" calcext:value-type="float">
            <text:p>9,243941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Davis Vantage Pro 2 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ivenna</text:p>
          </table:table-cell>
          <table:table-cell office:value-type="string" calcext:value-type="string">
            <text:p>Piano Rancio</text:p>
          </table:table-cell>
          <table:table-cell office:value-type="string" calcext:value-type="string">
            <text:p>CO</text:p>
          </table:table-cell>
          <table:table-cell table:formula="of:=IF(ISBLANK([.H32] );[.G32];COM.MICROSOFT.TEXTJOIN(&quot;--&quot;;;[.G32];[.H32]))" office:value-type="string" office:string-value="Civenna--Piano Rancio" calcext:value-type="string">
            <text:p>Civenna--Piano Rancio</text:p>
          </table:table-cell>
          <table:table-cell table:formula="of:=[.J32]" office:value-type="string" office:string-value="Civenna--Piano Rancio" calcext:value-type="string">
            <text:p>Civenna--Piano Rancio</text:p>
          </table:table-cell>
        </table:table-row>
        <table:table-row table:style-name="ro1">
          <table:table-cell office:value-type="string" calcext:value-type="string">
            <text:p>lmb039</text:p>
          </table:table-cell>
          <table:table-cell office:value-type="float" office:value="45.155054" calcext:value-type="float">
            <text:p>45,155054</text:p>
          </table:table-cell>
          <table:table-cell office:value-type="float" office:value="9.693347" calcext:value-type="float">
            <text:p>9,69334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avis Vantage Pr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dogno</text:p>
          </table:table-cell>
          <table:table-cell/>
          <table:table-cell office:value-type="string" calcext:value-type="string">
            <text:p>LO</text:p>
          </table:table-cell>
          <table:table-cell table:formula="of:=IF(ISBLANK([.H33] );[.G33];COM.MICROSOFT.TEXTJOIN(&quot;-&quot;;;[.G33];[.H33]))" office:value-type="string" office:string-value="Codogno" calcext:value-type="string">
            <text:p>Codogno</text:p>
          </table:table-cell>
          <table:table-cell table:formula="of:=[.J33]" office:value-type="string" office:string-value="Codogno" calcext:value-type="string">
            <text:p>Codogno</text:p>
          </table:table-cell>
        </table:table-row>
        <table:table-row table:style-name="ro1">
          <table:table-cell office:value-type="string" calcext:value-type="string">
            <text:p>lmb313</text:p>
          </table:table-cell>
          <table:table-cell office:value-type="float" office:value="45.974085" calcext:value-type="float">
            <text:p>45,974085</text:p>
          </table:table-cell>
          <table:table-cell office:value-type="float" office:value="10.078288" calcext:value-type="float">
            <text:p>10,078288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lere</text:p>
          </table:table-cell>
          <table:table-cell office:value-type="string" calcext:value-type="string">
            <text:p>Colere </text:p>
          </table:table-cell>
          <table:table-cell office:value-type="string" calcext:value-type="string">
            <text:p>BG</text:p>
          </table:table-cell>
          <table:table-cell table:formula="of:=IF(ISBLANK([.H34] );[.G34];COM.MICROSOFT.TEXTJOIN(&quot;--&quot;;;[.G34];[.H34]))" office:value-type="string" office:string-value="Colere--Colere " calcext:value-type="string">
            <text:p>Colere--Colere </text:p>
          </table:table-cell>
          <table:table-cell table:formula="of:=[.J34]" office:value-type="string" office:string-value="Colere--Colere " calcext:value-type="string">
            <text:p>Colere--Colere </text:p>
          </table:table-cell>
        </table:table-row>
        <table:table-row table:style-name="ro1">
          <table:table-cell office:value-type="string" calcext:value-type="string">
            <text:p>lmb370</text:p>
          </table:table-cell>
          <table:table-cell office:value-type="float" office:value="45.835739" calcext:value-type="float">
            <text:p>45,835739</text:p>
          </table:table-cell>
          <table:table-cell office:value-type="float" office:value="10.093988" calcext:value-type="float">
            <text:p>10,09398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avis vantage pro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sta Volpino</text:p>
          </table:table-cell>
          <table:table-cell office:value-type="string" calcext:value-type="string">
            <text:p>Volpino</text:p>
          </table:table-cell>
          <table:table-cell office:value-type="string" calcext:value-type="string">
            <text:p>BG</text:p>
          </table:table-cell>
          <table:table-cell table:formula="of:=IF(ISBLANK([.H35] );[.G35];COM.MICROSOFT.TEXTJOIN(&quot;--&quot;;;[.G35];[.H35]))" office:value-type="string" office:string-value="Costa Volpino--Volpino" calcext:value-type="string">
            <text:p>Costa Volpino--Volpino</text:p>
          </table:table-cell>
          <table:table-cell office:value-type="string" calcext:value-type="string">
            <text:p>Costa Volpino--fraz. Volpino</text:p>
          </table:table-cell>
        </table:table-row>
        <table:table-row table:style-name="ro1">
          <table:table-cell office:value-type="string" calcext:value-type="string">
            <text:p>lmb292</text:p>
          </table:table-cell>
          <table:table-cell office:value-type="float" office:value="45.9030601255896" calcext:value-type="float">
            <text:p>45,9030601255896</text:p>
          </table:table-cell>
          <table:table-cell office:value-type="float" office:value="8.8654088973999" calcext:value-type="float">
            <text:p>8,8654088973999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uasso al Monte</text:p>
          </table:table-cell>
          <table:table-cell office:value-type="string" calcext:value-type="string">
            <text:p>cavagnano</text:p>
          </table:table-cell>
          <table:table-cell office:value-type="string" calcext:value-type="string">
            <text:p>VA</text:p>
          </table:table-cell>
          <table:table-cell table:formula="of:=IF(ISBLANK([.H36] );[.G36];COM.MICROSOFT.TEXTJOIN(&quot;--&quot;;;[.G36];[.H36]))" office:value-type="string" office:string-value="Cuasso al Monte--cavagnano" calcext:value-type="string">
            <text:p>Cuasso al Monte--cavagnano</text:p>
          </table:table-cell>
          <table:table-cell office:value-type="string" calcext:value-type="string">
            <text:p>Cuasso al Monte--Cavagnano</text:p>
          </table:table-cell>
        </table:table-row>
        <table:table-row table:style-name="ro1">
          <table:table-cell office:value-type="string" calcext:value-type="string">
            <text:p>lmb375</text:p>
          </table:table-cell>
          <table:table-cell office:value-type="float" office:value="45.161188" calcext:value-type="float">
            <text:p>45,161188</text:p>
          </table:table-cell>
          <table:table-cell office:value-type="float" office:value="8.948376" calcext:value-type="float">
            <text:p>8,94837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vis vantage pro 2 cablat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Dorno</text:p>
          </table:table-cell>
          <table:table-cell office:value-type="string" calcext:value-type="string">
            <text:p>Dorno Via Canevari</text:p>
          </table:table-cell>
          <table:table-cell office:value-type="string" calcext:value-type="string">
            <text:p>PV</text:p>
          </table:table-cell>
          <table:table-cell table:formula="of:=IF(ISBLANK([.H37] );[.G37];COM.MICROSOFT.TEXTJOIN(&quot;--&quot;;;[.G37];[.H37]))" office:value-type="string" office:string-value="Dorno--Dorno Via Canevari" calcext:value-type="string">
            <text:p>Dorno--Dorno Via Canevari</text:p>
          </table:table-cell>
          <table:table-cell office:value-type="string" calcext:value-type="string">
            <text:p>Dorno-- Via Canevari</text:p>
          </table:table-cell>
        </table:table-row>
        <table:table-row table:style-name="ro1">
          <table:table-cell office:value-type="string" calcext:value-type="string">
            <text:p>lmb277</text:p>
          </table:table-cell>
          <table:table-cell office:value-type="float" office:value="45.7067487014056" calcext:value-type="float">
            <text:p>45,7067487014056</text:p>
          </table:table-cell>
          <table:table-cell office:value-type="float" office:value="9.00093555450439" calcext:value-type="float">
            <text:p>9,000935554504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Oregon Scientific WMR300 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Fenegrò</text:p>
          </table:table-cell>
          <table:table-cell office:value-type="string" calcext:value-type="string">
            <text:p>CO</text:p>
          </table:table-cell>
          <table:table-cell table:formula="of:=IF(ISBLANK([.H38] );[.G38];COM.MICROSOFT.TEXTJOIN(&quot;--&quot;;;[.G38];[.H38]))" office:value-type="string" office:string-value="Fenegrò--Fenegrò" calcext:value-type="string">
            <text:p>Fenegrò--Fenegrò</text:p>
          </table:table-cell>
          <table:table-cell office:value-type="string" calcext:value-type="string">
            <text:p>Fenegrò</text:p>
          </table:table-cell>
        </table:table-row>
        <table:table-row table:style-name="ro1">
          <table:table-cell office:value-type="string" calcext:value-type="string">
            <text:p>lmb352</text:p>
          </table:table-cell>
          <table:table-cell office:value-type="float" office:value="45.405303" calcext:value-type="float">
            <text:p>45,405303</text:p>
          </table:table-cell>
          <table:table-cell office:value-type="float" office:value="9.035683" calcext:value-type="float">
            <text:p>9,03568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avis Vantage Pro2 (Ventilata H24)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Gaggiano</text:p>
          </table:table-cell>
          <table:table-cell office:value-type="string" calcext:value-type="string">
            <text:p>Gaggiano (Centro)</text:p>
          </table:table-cell>
          <table:table-cell office:value-type="string" calcext:value-type="string">
            <text:p>MI</text:p>
          </table:table-cell>
          <table:table-cell table:formula="of:=IF(ISBLANK([.H39] );[.G39];COM.MICROSOFT.TEXTJOIN(&quot;--&quot;;;[.G39];[.H39]))" office:value-type="string" office:string-value="Gaggiano--Gaggiano (Centro)" calcext:value-type="string">
            <text:p>Gaggiano--Gaggiano (Centro)</text:p>
          </table:table-cell>
          <table:table-cell office:value-type="string" calcext:value-type="string">
            <text:p>Gaggiano--centro</text:p>
          </table:table-cell>
        </table:table-row>
        <table:table-row table:style-name="ro1">
          <table:table-cell office:value-type="string" calcext:value-type="string">
            <text:p>lmb368</text:p>
          </table:table-cell>
          <table:table-cell office:value-type="float" office:value="45.794718" calcext:value-type="float">
            <text:p>45,794718</text:p>
          </table:table-cell>
          <table:table-cell office:value-type="float" office:value="9.829647" calcext:value-type="float">
            <text:p>9,829647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Davis vantage vu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Gazzaniga</text:p>
          </table:table-cell>
          <table:table-cell/>
          <table:table-cell office:value-type="string" calcext:value-type="string">
            <text:p>BG</text:p>
          </table:table-cell>
          <table:table-cell table:formula="of:=IF(ISBLANK([.H40] );[.G40];COM.MICROSOFT.TEXTJOIN(&quot;-&quot;;;[.G40];[.H40]))" office:value-type="string" office:string-value="Gazzaniga" calcext:value-type="string">
            <text:p>Gazzaniga</text:p>
          </table:table-cell>
          <table:table-cell table:formula="of:=[.J40]" office:value-type="string" office:string-value="Gazzaniga" calcext:value-type="string">
            <text:p>Gazzaniga</text:p>
          </table:table-cell>
        </table:table-row>
        <table:table-row table:style-name="ro1">
          <table:table-cell office:value-type="string" calcext:value-type="string">
            <text:p>lmb136</text:p>
          </table:table-cell>
          <table:table-cell office:value-type="float" office:value="45.6907728811336" calcext:value-type="float">
            <text:p>45,6907728811336</text:p>
          </table:table-cell>
          <table:table-cell office:value-type="float" office:value="9.20547008514404" calcext:value-type="float">
            <text:p>9,20547008514404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Giussano</text:p>
          </table:table-cell>
          <table:table-cell/>
          <table:table-cell office:value-type="string" calcext:value-type="string">
            <text:p>MB</text:p>
          </table:table-cell>
          <table:table-cell table:formula="of:=IF(ISBLANK([.H41] );[.G41];COM.MICROSOFT.TEXTJOIN(&quot;-&quot;;;[.G41];[.H41]))" office:value-type="string" office:string-value="Giussano" calcext:value-type="string">
            <text:p>Giussano</text:p>
          </table:table-cell>
          <table:table-cell table:formula="of:=[.J41]" office:value-type="string" office:string-value="Giussano" calcext:value-type="string">
            <text:p>Giussano</text:p>
          </table:table-cell>
        </table:table-row>
        <table:table-row table:style-name="ro1">
          <table:table-cell office:value-type="string" calcext:value-type="string">
            <text:p>lmb331</text:p>
          </table:table-cell>
          <table:table-cell office:value-type="float" office:value="45.957898" calcext:value-type="float">
            <text:p>45,957898</text:p>
          </table:table-cell>
          <table:table-cell office:value-type="float" office:value="9.976039" calcext:value-type="float">
            <text:p>9,976039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Davis VP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Gromo</text:p>
          </table:table-cell>
          <table:table-cell office:value-type="string" calcext:value-type="string">
            <text:p>Rifugio Vodala</text:p>
          </table:table-cell>
          <table:table-cell office:value-type="string" calcext:value-type="string">
            <text:p>BG</text:p>
          </table:table-cell>
          <table:table-cell table:formula="of:=IF(ISBLANK([.H42] );[.G42];COM.MICROSOFT.TEXTJOIN(&quot;--&quot;;;[.G42];[.H42]))" office:value-type="string" office:string-value="Gromo--Rifugio Vodala" calcext:value-type="string">
            <text:p>Gromo--Rifugio Vodala</text:p>
          </table:table-cell>
          <table:table-cell table:formula="of:=[.J42]" office:value-type="string" office:string-value="Gromo--Rifugio Vodala" calcext:value-type="string">
            <text:p>Gromo--Rifugio Vodala</text:p>
          </table:table-cell>
        </table:table-row>
        <table:table-row table:style-name="ro1">
          <table:table-cell office:value-type="string" calcext:value-type="string">
            <text:p>lmb207</text:p>
          </table:table-cell>
          <table:table-cell office:value-type="float" office:value="45.6723635579444" calcext:value-type="float">
            <text:p>45,6723635579444</text:p>
          </table:table-cell>
          <table:table-cell office:value-type="float" office:value="9.085693359375" calcext:value-type="float">
            <text:p>9,085693359375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Lazzate</text:p>
          </table:table-cell>
          <table:table-cell/>
          <table:table-cell office:value-type="string" calcext:value-type="string">
            <text:p>MB</text:p>
          </table:table-cell>
          <table:table-cell table:formula="of:=IF(ISBLANK([.H43] );[.G43];COM.MICROSOFT.TEXTJOIN(&quot;-&quot;;;[.G43];[.H43]))" office:value-type="string" office:string-value="Lazzate" calcext:value-type="string">
            <text:p>Lazzate</text:p>
          </table:table-cell>
          <table:table-cell table:formula="of:=[.J43]" office:value-type="string" office:string-value="Lazzate" calcext:value-type="string">
            <text:p>Lazzate</text:p>
          </table:table-cell>
        </table:table-row>
        <table:table-row table:style-name="ro1">
          <table:table-cell office:value-type="string" calcext:value-type="string">
            <text:p>lmb325</text:p>
          </table:table-cell>
          <table:table-cell office:value-type="float" office:value="45.687912" calcext:value-type="float">
            <text:p>45,687912</text:p>
          </table:table-cell>
          <table:table-cell office:value-type="float" office:value="9.106137" calcext:value-type="float">
            <text:p>9,10613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Davis Vantage Pro 2 6152EU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Lentate sul Seveso</text:p>
          </table:table-cell>
          <table:table-cell office:value-type="string" calcext:value-type="string">
            <text:p>Copreno</text:p>
          </table:table-cell>
          <table:table-cell office:value-type="string" calcext:value-type="string">
            <text:p>MB</text:p>
          </table:table-cell>
          <table:table-cell table:formula="of:=IF(ISBLANK([.H44] );[.G44];COM.MICROSOFT.TEXTJOIN(&quot;--&quot;;;[.G44];[.H44]))" office:value-type="string" office:string-value="Lentate sul Seveso--Copreno" calcext:value-type="string">
            <text:p>Lentate sul Seveso--Copreno</text:p>
          </table:table-cell>
          <table:table-cell table:formula="of:=[.J44]" office:value-type="string" office:string-value="Lentate sul Seveso--Copreno" calcext:value-type="string">
            <text:p>Lentate sul Seveso--Copreno</text:p>
          </table:table-cell>
        </table:table-row>
        <table:table-row table:style-name="ro1">
          <table:table-cell office:value-type="string" calcext:value-type="string">
            <text:p>lmb238</text:p>
          </table:table-cell>
          <table:table-cell office:value-type="float" office:value="45.6558361074399" calcext:value-type="float">
            <text:p>45,6558361074399</text:p>
          </table:table-cell>
          <table:table-cell office:value-type="float" office:value="9.30796533823013" calcext:value-type="float">
            <text:p>9,3079653382301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Davis VantagePro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Lesmo</text:p>
          </table:table-cell>
          <table:table-cell office:value-type="string" calcext:value-type="string">
            <text:p>Lesmo - via Po</text:p>
          </table:table-cell>
          <table:table-cell office:value-type="string" calcext:value-type="string">
            <text:p>MB</text:p>
          </table:table-cell>
          <table:table-cell table:formula="of:=IF(ISBLANK([.H45] );[.G45];COM.MICROSOFT.TEXTJOIN(&quot;--&quot;;;[.G45];[.H45]))" office:value-type="string" office:string-value="Lesmo--Lesmo - via Po" calcext:value-type="string">
            <text:p>Lesmo--Lesmo - via Po</text:p>
          </table:table-cell>
          <table:table-cell office:value-type="string" calcext:value-type="string">
            <text:p>Lesmo--via Po</text:p>
          </table:table-cell>
        </table:table-row>
        <table:table-row table:style-name="ro1">
          <table:table-cell office:value-type="string" calcext:value-type="string">
            <text:p>lmb174</text:p>
          </table:table-cell>
          <table:table-cell office:value-type="float" office:value="45.7950677304652" calcext:value-type="float">
            <text:p>45,7950677304652</text:p>
          </table:table-cell>
          <table:table-cell office:value-type="float" office:value="9.13181662559509" calcext:value-type="float">
            <text:p>9,1318166255950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Lipomo</text:p>
          </table:table-cell>
          <table:table-cell office:value-type="string" calcext:value-type="string">
            <text:p>CO</text:p>
          </table:table-cell>
          <table:table-cell table:formula="of:=IF(ISBLANK([.H46] );[.G46];COM.MICROSOFT.TEXTJOIN(&quot;--&quot;;;[.G46];[.H46]))" office:value-type="string" office:string-value="Lipomo--Lipomo" calcext:value-type="string">
            <text:p>Lipomo--Lipomo</text:p>
          </table:table-cell>
          <table:table-cell office:value-type="string" calcext:value-type="string">
            <text:p>Lipomo</text:p>
          </table:table-cell>
        </table:table-row>
        <table:table-row table:style-name="ro1">
          <table:table-cell office:value-type="string" calcext:value-type="string">
            <text:p>lmb287</text:p>
          </table:table-cell>
          <table:table-cell office:value-type="float" office:value="45.6072327415985" calcext:value-type="float">
            <text:p>45,6072327415985</text:p>
          </table:table-cell>
          <table:table-cell office:value-type="float" office:value="9.23601651156787" calcext:value-type="float">
            <text:p>9,23601651156787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Davis vantage vu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Lissone</text:p>
          </table:table-cell>
          <table:table-cell/>
          <table:table-cell office:value-type="string" calcext:value-type="string">
            <text:p>MB</text:p>
          </table:table-cell>
          <table:table-cell table:formula="of:=IF(ISBLANK([.H47] );[.G47];COM.MICROSOFT.TEXTJOIN(&quot;-&quot;;;[.G47];[.H47]))" office:value-type="string" office:string-value="Lissone" calcext:value-type="string">
            <text:p>Lissone</text:p>
          </table:table-cell>
          <table:table-cell table:formula="of:=[.J47]" office:value-type="string" office:string-value="Lissone" calcext:value-type="string">
            <text:p>Lissone</text:p>
          </table:table-cell>
        </table:table-row>
        <table:table-row table:style-name="ro1">
          <table:table-cell office:value-type="string" calcext:value-type="string">
            <text:p>lmb096</text:p>
          </table:table-cell>
          <table:table-cell office:value-type="float" office:value="45.3046556210509" calcext:value-type="float">
            <text:p>45,3046556210509</text:p>
          </table:table-cell>
          <table:table-cell office:value-type="float" office:value="9.49574947357178" calcext:value-type="float">
            <text:p>9,495749473571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Lodi</text:p>
          </table:table-cell>
          <table:table-cell office:value-type="string" calcext:value-type="string">
            <text:p>Lodi V.le Europa</text:p>
          </table:table-cell>
          <table:table-cell office:value-type="string" calcext:value-type="string">
            <text:p>LO</text:p>
          </table:table-cell>
          <table:table-cell table:formula="of:=IF(ISBLANK([.H48] );[.G48];COM.MICROSOFT.TEXTJOIN(&quot;--&quot;;;[.G48];[.H48]))" office:value-type="string" office:string-value="Lodi--Lodi V.le Europa" calcext:value-type="string">
            <text:p>Lodi--Lodi V.le Europa</text:p>
          </table:table-cell>
          <table:table-cell office:value-type="string" calcext:value-type="string">
            <text:p>Lodi--v.le Europa (prima)</text:p>
          </table:table-cell>
        </table:table-row>
        <table:table-row table:style-name="ro1">
          <table:table-cell office:value-type="string" calcext:value-type="string">
            <text:p>lmb168</text:p>
          </table:table-cell>
          <table:table-cell office:value-type="float" office:value="45.2991316896347" calcext:value-type="float">
            <text:p>45,2991316896347</text:p>
          </table:table-cell>
          <table:table-cell office:value-type="float" office:value="9.52012538909912" calcext:value-type="float">
            <text:p>9,520125389099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avis Vantage Pro2 Plus 24h Wireless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Lodi</text:p>
          </table:table-cell>
          <table:table-cell office:value-type="string" calcext:value-type="string">
            <text:p>San Bernardo</text:p>
          </table:table-cell>
          <table:table-cell office:value-type="string" calcext:value-type="string">
            <text:p>LO</text:p>
          </table:table-cell>
          <table:table-cell table:formula="of:=IF(ISBLANK([.H49] );[.G49];COM.MICROSOFT.TEXTJOIN(&quot;--&quot;;;[.G49];[.H49]))" office:value-type="string" office:string-value="Lodi--San Bernardo" calcext:value-type="string">
            <text:p>Lodi--San Bernardo</text:p>
          </table:table-cell>
          <table:table-cell table:formula="of:=[.J49]" office:value-type="string" office:string-value="Lodi--San Bernardo" calcext:value-type="string">
            <text:p>Lodi--San Bernardo</text:p>
          </table:table-cell>
        </table:table-row>
        <table:table-row table:style-name="ro1">
          <table:table-cell office:value-type="string" calcext:value-type="string">
            <text:p>lmb191</text:p>
          </table:table-cell>
          <table:table-cell office:value-type="float" office:value="45.305512838482" calcext:value-type="float">
            <text:p>45,305512838482</text:p>
          </table:table-cell>
          <table:table-cell office:value-type="float" office:value="9.49406290106708" calcext:value-type="float">
            <text:p>9,4940629010670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Lodi</text:p>
          </table:table-cell>
          <table:table-cell office:value-type="string" calcext:value-type="string">
            <text:p>Viale Europa</text:p>
          </table:table-cell>
          <table:table-cell office:value-type="string" calcext:value-type="string">
            <text:p>LO</text:p>
          </table:table-cell>
          <table:table-cell table:formula="of:=IF(ISBLANK([.H50] );[.G50];COM.MICROSOFT.TEXTJOIN(&quot;--&quot;;;[.G50];[.H50]))" office:value-type="string" office:string-value="Lodi--Viale Europa" calcext:value-type="string">
            <text:p>Lodi--Viale Europa</text:p>
          </table:table-cell>
          <table:table-cell office:value-type="string" calcext:value-type="string">
            <text:p>Lodi--v.le Europa (seconda)</text:p>
          </table:table-cell>
        </table:table-row>
        <table:table-row table:style-name="ro1">
          <table:table-cell office:value-type="string" calcext:value-type="string">
            <text:p>lmb369</text:p>
          </table:table-cell>
          <table:table-cell office:value-type="float" office:value="45.569056" calcext:value-type="float">
            <text:p>45,569056</text:p>
          </table:table-cell>
          <table:table-cell office:value-type="float" office:value="8.798895" calcext:value-type="float">
            <text:p>8,79889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avis Vantage Pro 2 Wireless ventilata 24h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agnago</text:p>
          </table:table-cell>
          <table:table-cell office:value-type="string" calcext:value-type="string">
            <text:p>Magnago - Farè Spagarino</text:p>
          </table:table-cell>
          <table:table-cell office:value-type="string" calcext:value-type="string">
            <text:p>MI</text:p>
          </table:table-cell>
          <table:table-cell table:formula="of:=IF(ISBLANK([.H51] );[.G51];COM.MICROSOFT.TEXTJOIN(&quot;--&quot;;;[.G51];[.H51]))" office:value-type="string" office:string-value="Magnago--Magnago - Farè Spagarino" calcext:value-type="string">
            <text:p>Magnago--Magnago - Farè Spagarino</text:p>
          </table:table-cell>
          <table:table-cell office:value-type="string" calcext:value-type="string">
            <text:p>Magnago--Farè Spagarino</text:p>
          </table:table-cell>
        </table:table-row>
        <table:table-row table:style-name="ro1">
          <table:table-cell office:value-type="string" calcext:value-type="string">
            <text:p>lmb300</text:p>
          </table:table-cell>
          <table:table-cell office:value-type="float" office:value="45.789283" calcext:value-type="float">
            <text:p>45,789283</text:p>
          </table:table-cell>
          <table:table-cell office:value-type="float" office:value="8.903552" calcext:value-type="float">
            <text:p>8,90355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alnate</text:p>
          </table:table-cell>
          <table:table-cell office:value-type="string" calcext:value-type="string">
            <text:p>loc. San Salvatore</text:p>
          </table:table-cell>
          <table:table-cell office:value-type="string" calcext:value-type="string">
            <text:p>VA</text:p>
          </table:table-cell>
          <table:table-cell table:formula="of:=IF(ISBLANK([.H52] );[.G52];COM.MICROSOFT.TEXTJOIN(&quot;--&quot;;;[.G52];[.H52]))" office:value-type="string" office:string-value="Malnate--loc. San Salvatore" calcext:value-type="string">
            <text:p>Malnate--loc. San Salvatore</text:p>
          </table:table-cell>
          <table:table-cell table:formula="of:=[.J52]" office:value-type="string" office:string-value="Malnate--loc. San Salvatore" calcext:value-type="string">
            <text:p>Malnate--loc. San Salvatore</text:p>
          </table:table-cell>
        </table:table-row>
        <table:table-row table:style-name="ro1">
          <table:table-cell office:value-type="string" calcext:value-type="string">
            <text:p>lmb338</text:p>
          </table:table-cell>
          <table:table-cell office:value-type="float" office:value="45.666702" calcext:value-type="float">
            <text:p>45,666702</text:p>
          </table:table-cell>
          <table:table-cell office:value-type="float" office:value="9.160344" calcext:value-type="float">
            <text:p>9,16034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Davis vantage pro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eda</text:p>
          </table:table-cell>
          <table:table-cell office:value-type="string" calcext:value-type="string">
            <text:p>Via Como</text:p>
          </table:table-cell>
          <table:table-cell office:value-type="string" calcext:value-type="string">
            <text:p>MB</text:p>
          </table:table-cell>
          <table:table-cell table:formula="of:=IF(ISBLANK([.H53] );[.G53];COM.MICROSOFT.TEXTJOIN(&quot;--&quot;;;[.G53];[.H53]))" office:value-type="string" office:string-value="Meda--Via Como" calcext:value-type="string">
            <text:p>Meda--Via Como</text:p>
          </table:table-cell>
          <table:table-cell table:formula="of:=[.J53]" office:value-type="string" office:string-value="Meda--Via Como" calcext:value-type="string">
            <text:p>Meda--Via Como</text:p>
          </table:table-cell>
        </table:table-row>
        <table:table-row table:style-name="ro1">
          <table:table-cell office:value-type="string" calcext:value-type="string">
            <text:p>lmb175</text:p>
          </table:table-cell>
          <table:table-cell office:value-type="float" office:value="45.07" calcext:value-type="float">
            <text:p>45,07</text:p>
          </table:table-cell>
          <table:table-cell office:value-type="float" office:value="8.85" calcext:value-type="float">
            <text:p>8,8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ezzana Bigli</text:p>
          </table:table-cell>
          <table:table-cell/>
          <table:table-cell office:value-type="string" calcext:value-type="string">
            <text:p>PV</text:p>
          </table:table-cell>
          <table:table-cell table:formula="of:=IF(ISBLANK([.H54] );[.G54];COM.MICROSOFT.TEXTJOIN(&quot;-&quot;;;[.G54];[.H54]))" office:value-type="string" office:string-value="Mezzana Bigli" calcext:value-type="string">
            <text:p>Mezzana Bigli</text:p>
          </table:table-cell>
          <table:table-cell table:formula="of:=[.J54]" office:value-type="string" office:string-value="Mezzana Bigli" calcext:value-type="string">
            <text:p>Mezzana Bigli</text:p>
          </table:table-cell>
        </table:table-row>
        <table:table-row table:style-name="ro1">
          <table:table-cell office:value-type="string" calcext:value-type="string">
            <text:p>lmb208</text:p>
          </table:table-cell>
          <table:table-cell office:value-type="float" office:value="45.5074747537134" calcext:value-type="float">
            <text:p>45,5074747537134</text:p>
          </table:table-cell>
          <table:table-cell office:value-type="float" office:value="9.1915225982666" calcext:value-type="float">
            <text:p>9,191522598266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Davis Vantage Pro Plus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lano</text:p>
          </table:table-cell>
          <table:table-cell/>
          <table:table-cell office:value-type="string" calcext:value-type="string">
            <text:p>MI</text:p>
          </table:table-cell>
          <table:table-cell table:formula="of:=IF(ISBLANK([.H55] );[.G55];COM.MICROSOFT.TEXTJOIN(&quot;-&quot;;;[.G55];[.H55]))" office:value-type="string" office:string-value="Milano" calcext:value-type="string">
            <text:p>Milano</text:p>
          </table:table-cell>
          <table:table-cell table:formula="of:=[.J55]" office:value-type="string" office:string-value="Milano" calcext:value-type="string">
            <text:p>Milano</text:p>
          </table:table-cell>
        </table:table-row>
        <table:table-row table:style-name="ro1">
          <table:table-cell office:value-type="string" calcext:value-type="string">
            <text:p>lmb298</text:p>
          </table:table-cell>
          <table:table-cell office:value-type="float" office:value="45.527605" calcext:value-type="float">
            <text:p>45,527605</text:p>
          </table:table-cell>
          <table:table-cell office:value-type="float" office:value="9.208764" calcext:value-type="float">
            <text:p>9,20876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Bicocca</text:p>
          </table:table-cell>
          <table:table-cell office:value-type="string" calcext:value-type="string">
            <text:p>MI</text:p>
          </table:table-cell>
          <table:table-cell table:formula="of:=IF(ISBLANK([.H56] );[.G56];COM.MICROSOFT.TEXTJOIN(&quot;--&quot;;;[.G56];[.H56]))" office:value-type="string" office:string-value="Milano--Bicocca" calcext:value-type="string">
            <text:p>Milano--Bicocca</text:p>
          </table:table-cell>
          <table:table-cell table:formula="of:=[.J56]" office:value-type="string" office:string-value="Milano--Bicocca" calcext:value-type="string">
            <text:p>Milano--Bicocca</text:p>
          </table:table-cell>
        </table:table-row>
        <table:table-row table:style-name="ro1">
          <table:table-cell office:value-type="string" calcext:value-type="string">
            <text:p>lmb289</text:p>
          </table:table-cell>
          <table:table-cell office:value-type="float" office:value="45.4801743763642" calcext:value-type="float">
            <text:p>45,4801743763642</text:p>
          </table:table-cell>
          <table:table-cell office:value-type="float" office:value="9.23518896102905" calcext:value-type="float">
            <text:p>9,2351889610290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avis Vantage Pro 2 Wireless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Lambrate</text:p>
          </table:table-cell>
          <table:table-cell office:value-type="string" calcext:value-type="string">
            <text:p>MI</text:p>
          </table:table-cell>
          <table:table-cell table:formula="of:=IF(ISBLANK([.H57] );[.G57];COM.MICROSOFT.TEXTJOIN(&quot;--&quot;;;[.G57];[.H57]))" office:value-type="string" office:string-value="Milano--Lambrate" calcext:value-type="string">
            <text:p>Milano--Lambrate</text:p>
          </table:table-cell>
          <table:table-cell table:formula="of:=[.J57]" office:value-type="string" office:string-value="Milano--Lambrate" calcext:value-type="string">
            <text:p>Milano--Lambrate</text:p>
          </table:table-cell>
        </table:table-row>
        <table:table-row table:style-name="ro1">
          <table:table-cell office:value-type="string" calcext:value-type="string">
            <text:p>lmb254</text:p>
          </table:table-cell>
          <table:table-cell office:value-type="float" office:value="45.498165533605" calcext:value-type="float">
            <text:p>45,498165533605</text:p>
          </table:table-cell>
          <table:table-cell office:value-type="float" office:value="9.24053192138672" calcext:value-type="float">
            <text:p>9,2405319213867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lano - Maxwell</text:p>
          </table:table-cell>
          <table:table-cell office:value-type="string" calcext:value-type="string">
            <text:p>MI</text:p>
          </table:table-cell>
          <table:table-cell table:formula="of:=IF(ISBLANK([.H58] );[.G58];COM.MICROSOFT.TEXTJOIN(&quot;--&quot;;;[.G58];[.H58]))" office:value-type="string" office:string-value="Milano--Milano - Maxwell" calcext:value-type="string">
            <text:p>Milano--Milano - Maxwell</text:p>
          </table:table-cell>
          <table:table-cell office:value-type="string" calcext:value-type="string">
            <text:p>Milano--Maxwell</text:p>
          </table:table-cell>
        </table:table-row>
        <table:table-row table:style-name="ro1">
          <table:table-cell office:value-type="string" calcext:value-type="string">
            <text:p>lmb206</text:p>
          </table:table-cell>
          <table:table-cell office:value-type="float" office:value="45.4308648213933" calcext:value-type="float">
            <text:p>45,4308648213933</text:p>
          </table:table-cell>
          <table:table-cell office:value-type="float" office:value="9.20062065124512" calcext:value-type="float">
            <text:p>9,2006206512451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avis Vantage Pro Plus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lano Via Noto</text:p>
          </table:table-cell>
          <table:table-cell office:value-type="string" calcext:value-type="string">
            <text:p>MI</text:p>
          </table:table-cell>
          <table:table-cell table:formula="of:=IF(ISBLANK([.H59] );[.G59];COM.MICROSOFT.TEXTJOIN(&quot;--&quot;;;[.G59];[.H59]))" office:value-type="string" office:string-value="Milano--Milano Via Noto" calcext:value-type="string">
            <text:p>Milano--Milano Via Noto</text:p>
          </table:table-cell>
          <table:table-cell office:value-type="string" calcext:value-type="string">
            <text:p>Milano--via Noto</text:p>
          </table:table-cell>
        </table:table-row>
        <table:table-row table:style-name="ro1">
          <table:table-cell office:value-type="string" calcext:value-type="string">
            <text:p>lmb326</text:p>
          </table:table-cell>
          <table:table-cell office:value-type="float" office:value="45.453653" calcext:value-type="float">
            <text:p>45,453653</text:p>
          </table:table-cell>
          <table:table-cell office:value-type="float" office:value="9.13369" calcext:value-type="float">
            <text:p>9,1336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Oregon Scientific WMR200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lano-Lorenteggio/Primaticcio</text:p>
          </table:table-cell>
          <table:table-cell office:value-type="string" calcext:value-type="string">
            <text:p>MI</text:p>
          </table:table-cell>
          <table:table-cell table:formula="of:=IF(ISBLANK([.H60] );[.G60];COM.MICROSOFT.TEXTJOIN(&quot;--&quot;;;[.G60];[.H60]))" office:value-type="string" office:string-value="Milano--Milano-Lorenteggio/Primaticcio" calcext:value-type="string">
            <text:p>Milano--Milano-Lorenteggio/Primaticcio</text:p>
          </table:table-cell>
          <table:table-cell office:value-type="string" calcext:value-type="string">
            <text:p>Milano--Lorenteggio/Primaticcio</text:p>
          </table:table-cell>
        </table:table-row>
        <table:table-row table:style-name="ro1">
          <table:table-cell office:value-type="string" calcext:value-type="string">
            <text:p>lmb322</text:p>
          </table:table-cell>
          <table:table-cell office:value-type="float" office:value="45.16768" calcext:value-type="float">
            <text:p>45,16768</text:p>
          </table:table-cell>
          <table:table-cell office:value-type="float" office:value="9.446784" calcext:value-type="float">
            <text:p>9,44678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regon Scientific WMR88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radolo Terme</text:p>
          </table:table-cell>
          <table:table-cell office:value-type="string" calcext:value-type="string">
            <text:p>Miradolo Terme Via Marconi 29</text:p>
          </table:table-cell>
          <table:table-cell office:value-type="string" calcext:value-type="string">
            <text:p>PV</text:p>
          </table:table-cell>
          <table:table-cell table:formula="of:=IF(ISBLANK([.H61] );[.G61];COM.MICROSOFT.TEXTJOIN(&quot;--&quot;;;[.G61];[.H61]))" office:value-type="string" office:string-value="Miradolo Terme--Miradolo Terme Via Marconi 29" calcext:value-type="string">
            <text:p>Miradolo Terme--Miradolo Terme Via Marconi 29</text:p>
          </table:table-cell>
          <table:table-cell office:value-type="string" calcext:value-type="string">
            <text:p>Miradolo Terme--via Marconi 29</text:p>
          </table:table-cell>
        </table:table-row>
        <table:table-row table:style-name="ro1">
          <table:table-cell office:value-type="string" calcext:value-type="string">
            <text:p>lmb259</text:p>
          </table:table-cell>
          <table:table-cell office:value-type="float" office:value="45.5678983435621" calcext:value-type="float">
            <text:p>45,5678983435621</text:p>
          </table:table-cell>
          <table:table-cell office:value-type="float" office:value="9.26895260810852" calcext:value-type="float">
            <text:p>9,2689526081085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onza</text:p>
          </table:table-cell>
          <table:table-cell/>
          <table:table-cell office:value-type="string" calcext:value-type="string">
            <text:p>MB</text:p>
          </table:table-cell>
          <table:table-cell table:formula="of:=IF(ISBLANK([.H62] );[.G62];COM.MICROSOFT.TEXTJOIN(&quot;-&quot;;;[.G62];[.H62]))" office:value-type="string" office:string-value="Monza" calcext:value-type="string">
            <text:p>Monza</text:p>
          </table:table-cell>
          <table:table-cell table:formula="of:=[.J62]" office:value-type="string" office:string-value="Monza" calcext:value-type="string">
            <text:p>Monza</text:p>
          </table:table-cell>
        </table:table-row>
        <table:table-row table:style-name="ro1">
          <table:table-cell office:value-type="string" calcext:value-type="string">
            <text:p>lmb286</text:p>
          </table:table-cell>
          <table:table-cell office:value-type="float" office:value="45.619500563202" calcext:value-type="float">
            <text:p>45,619500563202</text:p>
          </table:table-cell>
          <table:table-cell office:value-type="float" office:value="9.2860221862793" calcext:value-type="float">
            <text:p>9,286022186279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avis Vantage Pro 2 wireless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onza</text:p>
          </table:table-cell>
          <table:table-cell office:value-type="string" calcext:value-type="string">
            <text:p>Monza Parco</text:p>
          </table:table-cell>
          <table:table-cell office:value-type="string" calcext:value-type="string">
            <text:p>MB</text:p>
          </table:table-cell>
          <table:table-cell table:formula="of:=IF(ISBLANK([.H63] );[.G63];COM.MICROSOFT.TEXTJOIN(&quot;--&quot;;;[.G63];[.H63]))" office:value-type="string" office:string-value="Monza--Monza Parco" calcext:value-type="string">
            <text:p>Monza--Monza Parco</text:p>
          </table:table-cell>
          <table:table-cell office:value-type="string" calcext:value-type="string">
            <text:p>Monza--Parco</text:p>
          </table:table-cell>
        </table:table-row>
        <table:table-row table:style-name="ro1">
          <table:table-cell office:value-type="string" calcext:value-type="string">
            <text:p>lmb171</text:p>
          </table:table-cell>
          <table:table-cell office:value-type="float" office:value="45.5789307234111" calcext:value-type="float">
            <text:p>45,5789307234111</text:p>
          </table:table-cell>
          <table:table-cell office:value-type="float" office:value="9.30211007595062" calcext:value-type="float">
            <text:p>9,30211007595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onza</text:p>
          </table:table-cell>
          <table:table-cell office:value-type="string" calcext:value-type="string">
            <text:p>Via Della Robbia</text:p>
          </table:table-cell>
          <table:table-cell office:value-type="string" calcext:value-type="string">
            <text:p>MB</text:p>
          </table:table-cell>
          <table:table-cell table:formula="of:=IF(ISBLANK([.H64] );[.G64];COM.MICROSOFT.TEXTJOIN(&quot;--&quot;;;[.G64];[.H64]))" office:value-type="string" office:string-value="Monza--Via Della Robbia" calcext:value-type="string">
            <text:p>Monza--Via Della Robbia</text:p>
          </table:table-cell>
          <table:table-cell table:formula="of:=[.J64]" office:value-type="string" office:string-value="Monza--Via Della Robbia" calcext:value-type="string">
            <text:p>Monza--Via Della Robbia</text:p>
          </table:table-cell>
        </table:table-row>
        <table:table-row table:style-name="ro1">
          <table:table-cell office:value-type="string" calcext:value-type="string">
            <text:p>lmb224</text:p>
          </table:table-cell>
          <table:table-cell office:value-type="float" office:value="45.5904414406018" calcext:value-type="float">
            <text:p>45,5904414406018</text:p>
          </table:table-cell>
          <table:table-cell office:value-type="float" office:value="9.26573395729065" calcext:value-type="float">
            <text:p>9,2657339572906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avis Vu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onza</text:p>
          </table:table-cell>
          <table:table-cell office:value-type="string" calcext:value-type="string">
            <text:p>Via Monti e Tognetti</text:p>
          </table:table-cell>
          <table:table-cell office:value-type="string" calcext:value-type="string">
            <text:p>MB</text:p>
          </table:table-cell>
          <table:table-cell table:formula="of:=IF(ISBLANK([.H65] );[.G65];COM.MICROSOFT.TEXTJOIN(&quot;--&quot;;;[.G65];[.H65]))" office:value-type="string" office:string-value="Monza--Via Monti e Tognetti" calcext:value-type="string">
            <text:p>Monza--Via Monti e Tognetti</text:p>
          </table:table-cell>
          <table:table-cell table:formula="of:=[.J65]" office:value-type="string" office:string-value="Monza--Via Monti e Tognetti" calcext:value-type="string">
            <text:p>Monza--Via Monti e Tognetti</text:p>
          </table:table-cell>
        </table:table-row>
        <table:table-row table:style-name="ro1">
          <table:table-cell office:value-type="string" calcext:value-type="string">
            <text:p>lmb173</text:p>
          </table:table-cell>
          <table:table-cell office:value-type="float" office:value="45.5821108606818" calcext:value-type="float">
            <text:p>45,5821108606818</text:p>
          </table:table-cell>
          <table:table-cell office:value-type="float" office:value="9.27445113658905" calcext:value-type="float">
            <text:p>9,2744511365890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onza</text:p>
          </table:table-cell>
          <table:table-cell office:value-type="string" calcext:value-type="string">
            <text:p>Via S. Martino</text:p>
          </table:table-cell>
          <table:table-cell office:value-type="string" calcext:value-type="string">
            <text:p>MB</text:p>
          </table:table-cell>
          <table:table-cell table:formula="of:=IF(ISBLANK([.H66] );[.G66];COM.MICROSOFT.TEXTJOIN(&quot;--&quot;;;[.G66];[.H66]))" office:value-type="string" office:string-value="Monza--Via S. Martino" calcext:value-type="string">
            <text:p>Monza--Via S. Martino</text:p>
          </table:table-cell>
          <table:table-cell table:formula="of:=[.J66]" office:value-type="string" office:string-value="Monza--Via S. Martino" calcext:value-type="string">
            <text:p>Monza--Via S. Martino</text:p>
          </table:table-cell>
        </table:table-row>
        <table:table-row table:style-name="ro1">
          <table:table-cell office:value-type="string" calcext:value-type="string">
            <text:p>lmb170</text:p>
          </table:table-cell>
          <table:table-cell office:value-type="float" office:value="45.5962634778286" calcext:value-type="float">
            <text:p>45,5962634778286</text:p>
          </table:table-cell>
          <table:table-cell office:value-type="float" office:value="9.261474609375" calcext:value-type="float">
            <text:p>9,261474609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onza</text:p>
          </table:table-cell>
          <table:table-cell office:value-type="string" calcext:value-type="string">
            <text:p>Via Sgambati</text:p>
          </table:table-cell>
          <table:table-cell office:value-type="string" calcext:value-type="string">
            <text:p>MB</text:p>
          </table:table-cell>
          <table:table-cell table:formula="of:=IF(ISBLANK([.H67] );[.G67];COM.MICROSOFT.TEXTJOIN(&quot;--&quot;;;[.G67];[.H67]))" office:value-type="string" office:string-value="Monza--Via Sgambati" calcext:value-type="string">
            <text:p>Monza--Via Sgambati</text:p>
          </table:table-cell>
          <table:table-cell table:formula="of:=[.J67]" office:value-type="string" office:string-value="Monza--Via Sgambati" calcext:value-type="string">
            <text:p>Monza--Via Sgambati</text:p>
          </table:table-cell>
        </table:table-row>
        <table:table-row table:style-name="ro1">
          <table:table-cell office:value-type="string" calcext:value-type="string">
            <text:p>lmb135</text:p>
          </table:table-cell>
          <table:table-cell office:value-type="float" office:value="45.5788443653416" calcext:value-type="float">
            <text:p>45,5788443653416</text:p>
          </table:table-cell>
          <table:table-cell office:value-type="float" office:value="9.23147678375244" calcext:value-type="float">
            <text:p>9,2314767837524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acrosse WS2308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uggiò</text:p>
          </table:table-cell>
          <table:table-cell/>
          <table:table-cell office:value-type="string" calcext:value-type="string">
            <text:p>MB</text:p>
          </table:table-cell>
          <table:table-cell table:formula="of:=IF(ISBLANK([.H68] );[.G68];COM.MICROSOFT.TEXTJOIN(&quot;-&quot;;;[.G68];[.H68]))" office:value-type="string" office:string-value="Muggiò" calcext:value-type="string">
            <text:p>Muggiò</text:p>
          </table:table-cell>
          <table:table-cell table:formula="of:=[.J68]" office:value-type="string" office:string-value="Muggiò" calcext:value-type="string">
            <text:p>Muggiò</text:p>
          </table:table-cell>
        </table:table-row>
        <table:table-row table:style-name="ro1">
          <table:table-cell office:value-type="string" calcext:value-type="string">
            <text:p>lmb201</text:p>
          </table:table-cell>
          <table:table-cell office:value-type="float" office:value="45.7774011372798" calcext:value-type="float">
            <text:p>45,7774011372798</text:p>
          </table:table-cell>
          <table:table-cell office:value-type="float" office:value="9.19307827949524" calcext:value-type="float">
            <text:p>9,1930782794952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avis vantage pro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Orsenigo</text:p>
          </table:table-cell>
          <table:table-cell office:value-type="string" calcext:value-type="string">
            <text:p>Via Cascina Foppa 25</text:p>
          </table:table-cell>
          <table:table-cell office:value-type="string" calcext:value-type="string">
            <text:p>CO</text:p>
          </table:table-cell>
          <table:table-cell table:formula="of:=IF(ISBLANK([.H69] );[.G69];COM.MICROSOFT.TEXTJOIN(&quot;--&quot;;;[.G69];[.H69]))" office:value-type="string" office:string-value="Orsenigo--Via Cascina Foppa 25" calcext:value-type="string">
            <text:p>Orsenigo--Via Cascina Foppa 25</text:p>
          </table:table-cell>
          <table:table-cell table:formula="of:=[.J69]" office:value-type="string" office:string-value="Orsenigo--Via Cascina Foppa 25" calcext:value-type="string">
            <text:p>Orsenigo--Via Cascina Foppa 25</text:p>
          </table:table-cell>
        </table:table-row>
        <table:table-row table:style-name="ro1">
          <table:table-cell office:value-type="string" calcext:value-type="string">
            <text:p>lmb320</text:p>
          </table:table-cell>
          <table:table-cell office:value-type="float" office:value="45.582202" calcext:value-type="float">
            <text:p>45,582202</text:p>
          </table:table-cell>
          <table:table-cell office:value-type="float" office:value="9.148175" calcext:value-type="float">
            <text:p>9,14817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avis Vantage Pro 2 ventalata h24 + Sesore radiazione solare + Kit Trasmissione anemometro + weatherlinkIP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aderno Dugnano</text:p>
          </table:table-cell>
          <table:table-cell/>
          <table:table-cell office:value-type="string" calcext:value-type="string">
            <text:p>MI</text:p>
          </table:table-cell>
          <table:table-cell table:formula="of:=IF(ISBLANK([.H70] );[.G70];COM.MICROSOFT.TEXTJOIN(&quot;-&quot;;;[.G70];[.H70]))" office:value-type="string" office:string-value="Paderno Dugnano" calcext:value-type="string">
            <text:p>Paderno Dugnano</text:p>
          </table:table-cell>
          <table:table-cell table:formula="of:=[.J70]" office:value-type="string" office:string-value="Paderno Dugnano" calcext:value-type="string">
            <text:p>Paderno Dugnano</text:p>
          </table:table-cell>
        </table:table-row>
        <table:table-row table:style-name="ro1">
          <table:table-cell office:value-type="string" calcext:value-type="string">
            <text:p>lmb079</text:p>
          </table:table-cell>
          <table:table-cell office:value-type="float" office:value="45.7237985265742" calcext:value-type="float">
            <text:p>45,7237985265742</text:p>
          </table:table-cell>
          <table:table-cell office:value-type="float" office:value="9.60908889770508" calcext:value-type="float">
            <text:p>9,6090888977050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aladina</text:p>
          </table:table-cell>
          <table:table-cell/>
          <table:table-cell office:value-type="string" calcext:value-type="string">
            <text:p>BG</text:p>
          </table:table-cell>
          <table:table-cell table:formula="of:=IF(ISBLANK([.H71] );[.G71];COM.MICROSOFT.TEXTJOIN(&quot;-&quot;;;[.G71];[.H71]))" office:value-type="string" office:string-value="Paladina" calcext:value-type="string">
            <text:p>Paladina</text:p>
          </table:table-cell>
          <table:table-cell table:formula="of:=[.J71]" office:value-type="string" office:string-value="Paladina" calcext:value-type="string">
            <text:p>Paladina</text:p>
          </table:table-cell>
        </table:table-row>
        <table:table-row table:style-name="ro1">
          <table:table-cell office:value-type="string" calcext:value-type="string">
            <text:p>lmb213</text:p>
          </table:table-cell>
          <table:table-cell office:value-type="float" office:value="45.422883338288" calcext:value-type="float">
            <text:p>45,422883338288</text:p>
          </table:table-cell>
          <table:table-cell office:value-type="float" office:value="9.30657863616943" calcext:value-type="float">
            <text:p>9,3065786361694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Davis vantage PRO 2 wireless con ventilazione daytim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eschiera Borromeo</text:p>
          </table:table-cell>
          <table:table-cell office:value-type="string" calcext:value-type="string">
            <text:p>Bellaria (Mi)</text:p>
          </table:table-cell>
          <table:table-cell office:value-type="string" calcext:value-type="string">
            <text:p>MI</text:p>
          </table:table-cell>
          <table:table-cell table:formula="of:=IF(ISBLANK([.H72] );[.G72];COM.MICROSOFT.TEXTJOIN(&quot;--&quot;;;[.G72];[.H72]))" office:value-type="string" office:string-value="Peschiera Borromeo--Bellaria (Mi)" calcext:value-type="string">
            <text:p>Peschiera Borromeo--Bellaria (Mi)</text:p>
          </table:table-cell>
          <table:table-cell table:formula="of:=[.J72]" office:value-type="string" office:string-value="Peschiera Borromeo--Bellaria (Mi)" calcext:value-type="string">
            <text:p>Peschiera Borromeo--Bellaria (Mi)</text:p>
          </table:table-cell>
        </table:table-row>
        <table:table-row table:style-name="ro1">
          <table:table-cell office:value-type="string" calcext:value-type="string">
            <text:p>lmb366</text:p>
          </table:table-cell>
          <table:table-cell office:value-type="float" office:value="44.950836" calcext:value-type="float">
            <text:p>44,950836</text:p>
          </table:table-cell>
          <table:table-cell office:value-type="float" office:value="9.032439" calcext:value-type="float">
            <text:p>9,03243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CE-FWS20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Retorbido</text:p>
          </table:table-cell>
          <table:table-cell office:value-type="string" calcext:value-type="string">
            <text:p>Via Staffora</text:p>
          </table:table-cell>
          <table:table-cell office:value-type="string" calcext:value-type="string">
            <text:p>PV</text:p>
          </table:table-cell>
          <table:table-cell table:formula="of:=IF(ISBLANK([.H73] );[.G73];COM.MICROSOFT.TEXTJOIN(&quot;--&quot;;;[.G73];[.H73]))" office:value-type="string" office:string-value="Retorbido--Via Staffora" calcext:value-type="string">
            <text:p>Retorbido--Via Staffora</text:p>
          </table:table-cell>
          <table:table-cell table:formula="of:=[.J73]" office:value-type="string" office:string-value="Retorbido--Via Staffora" calcext:value-type="string">
            <text:p>Retorbido--Via Staffora</text:p>
          </table:table-cell>
        </table:table-row>
        <table:table-row table:style-name="ro1">
          <table:table-cell office:value-type="string" calcext:value-type="string">
            <text:p>lmb228</text:p>
          </table:table-cell>
          <table:table-cell office:value-type="float" office:value="45.3675843688498" calcext:value-type="float">
            <text:p>45,3675843688498</text:p>
          </table:table-cell>
          <table:table-cell office:value-type="float" office:value="8.7890625" calcext:value-type="float">
            <text:p>8,789062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avis vantage vu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Robecco sul Naviglio</text:p>
          </table:table-cell>
          <table:table-cell office:value-type="string" calcext:value-type="string">
            <text:p>castellazzo</text:p>
          </table:table-cell>
          <table:table-cell office:value-type="string" calcext:value-type="string">
            <text:p>MI</text:p>
          </table:table-cell>
          <table:table-cell table:formula="of:=IF(ISBLANK([.H74] );[.G74];COM.MICROSOFT.TEXTJOIN(&quot;--&quot;;;[.G74];[.H74]))" office:value-type="string" office:string-value="Robecco sul Naviglio--castellazzo" calcext:value-type="string">
            <text:p>Robecco sul Naviglio--castellazzo</text:p>
          </table:table-cell>
          <table:table-cell table:formula="of:=[.J74]" office:value-type="string" office:string-value="Robecco sul Naviglio--castellazzo" calcext:value-type="string">
            <text:p>Robecco sul Naviglio--castellazzo</text:p>
          </table:table-cell>
        </table:table-row>
        <table:table-row table:style-name="ro1">
          <table:table-cell office:value-type="string" calcext:value-type="string">
            <text:p>lmb371</text:p>
          </table:table-cell>
          <table:table-cell office:value-type="float" office:value="45.489612" calcext:value-type="float">
            <text:p>45,489612</text:p>
          </table:table-cell>
          <table:table-cell office:value-type="float" office:value="9.362524" calcext:value-type="float">
            <text:p>9,36252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Rodano</text:p>
          </table:table-cell>
          <table:table-cell office:value-type="string" calcext:value-type="string">
            <text:p>Trenzanesio</text:p>
          </table:table-cell>
          <table:table-cell office:value-type="string" calcext:value-type="string">
            <text:p>MI</text:p>
          </table:table-cell>
          <table:table-cell table:formula="of:=IF(ISBLANK([.H75] );[.G75];COM.MICROSOFT.TEXTJOIN(&quot;--&quot;;;[.G75];[.H75]))" office:value-type="string" office:string-value="Rodano--Trenzanesio" calcext:value-type="string">
            <text:p>Rodano--Trenzanesio</text:p>
          </table:table-cell>
          <table:table-cell table:formula="of:=[.J75]" office:value-type="string" office:string-value="Rodano--Trenzanesio" calcext:value-type="string">
            <text:p>Rodano--Trenzanesio</text:p>
          </table:table-cell>
        </table:table-row>
        <table:table-row table:style-name="ro1">
          <table:table-cell office:value-type="string" calcext:value-type="string">
            <text:p>lmb087</text:p>
          </table:table-cell>
          <table:table-cell office:value-type="float" office:value="45.7895051283137" calcext:value-type="float">
            <text:p>45,7895051283137</text:p>
          </table:table-cell>
          <table:table-cell office:value-type="float" office:value="9.27142292261124" calcext:value-type="float">
            <text:p>9,2714229226112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Rogeno</text:p>
          </table:table-cell>
          <table:table-cell office:value-type="string" calcext:value-type="string">
            <text:p>Casletto di Rogeno</text:p>
          </table:table-cell>
          <table:table-cell office:value-type="string" calcext:value-type="string">
            <text:p>LC</text:p>
          </table:table-cell>
          <table:table-cell table:formula="of:=IF(ISBLANK([.H76] );[.G76];COM.MICROSOFT.TEXTJOIN(&quot;--&quot;;;[.G76];[.H76]))" office:value-type="string" office:string-value="Rogeno--Casletto di Rogeno" calcext:value-type="string">
            <text:p>Rogeno--Casletto di Rogeno</text:p>
          </table:table-cell>
          <table:table-cell table:formula="of:=[.J76]" office:value-type="string" office:string-value="Rogeno--Casletto di Rogeno" calcext:value-type="string">
            <text:p>Rogeno--Casletto di Rogeno</text:p>
          </table:table-cell>
        </table:table-row>
        <table:table-row table:style-name="ro1">
          <table:table-cell office:value-type="string" calcext:value-type="string">
            <text:p>lmb265</text:p>
          </table:table-cell>
          <table:table-cell office:value-type="float" office:value="45.4149408933979" calcext:value-type="float">
            <text:p>45,4149408933979</text:p>
          </table:table-cell>
          <table:table-cell office:value-type="float" office:value="9.27789974230109" calcext:value-type="float">
            <text:p>9,27789974230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avis vantage pro2 8 piatti ventilato daytim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an Donato Milanese</text:p>
          </table:table-cell>
          <table:table-cell office:value-type="string" calcext:value-type="string">
            <text:p>via primo maggio</text:p>
          </table:table-cell>
          <table:table-cell office:value-type="string" calcext:value-type="string">
            <text:p>MI</text:p>
          </table:table-cell>
          <table:table-cell table:formula="of:=IF(ISBLANK([.H77] );[.G77];COM.MICROSOFT.TEXTJOIN(&quot;--&quot;;;[.G77];[.H77]))" office:value-type="string" office:string-value="San Donato Milanese--via primo maggio" calcext:value-type="string">
            <text:p>San Donato Milanese--via primo maggio</text:p>
          </table:table-cell>
          <table:table-cell table:formula="of:=[.J77]" office:value-type="string" office:string-value="San Donato Milanese--via primo maggio" calcext:value-type="string">
            <text:p>San Donato Milanese--via primo maggio</text:p>
          </table:table-cell>
        </table:table-row>
        <table:table-row table:style-name="ro1">
          <table:table-cell office:value-type="string" calcext:value-type="string">
            <text:p>lmb241</text:p>
          </table:table-cell>
          <table:table-cell office:value-type="float" office:value="45.874768271882" calcext:value-type="float">
            <text:p>45,874768271882</text:p>
          </table:table-cell>
          <table:table-cell office:value-type="float" office:value="9.65175479650497" calcext:value-type="float">
            <text:p>9,6517547965049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an Giovanni Bianco</text:p>
          </table:table-cell>
          <table:table-cell/>
          <table:table-cell office:value-type="string" calcext:value-type="string">
            <text:p>BG</text:p>
          </table:table-cell>
          <table:table-cell table:formula="of:=IF(ISBLANK([.H78] );[.G78];COM.MICROSOFT.TEXTJOIN(&quot;-&quot;;;[.G78];[.H78]))" office:value-type="string" office:string-value="San Giovanni Bianco" calcext:value-type="string">
            <text:p>San Giovanni Bianco</text:p>
          </table:table-cell>
          <table:table-cell table:formula="of:=[.J78]" office:value-type="string" office:string-value="San Giovanni Bianco" calcext:value-type="string">
            <text:p>San Giovanni Bianco</text:p>
          </table:table-cell>
        </table:table-row>
        <table:table-row table:style-name="ro1">
          <table:table-cell office:value-type="string" calcext:value-type="string">
            <text:p>lmb377</text:p>
          </table:table-cell>
          <table:table-cell office:value-type="float" office:value="45.871219" calcext:value-type="float">
            <text:p>45,871219</text:p>
          </table:table-cell>
          <table:table-cell office:value-type="float" office:value="9.643046" calcext:value-type="float">
            <text:p>9,64304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davis vantage pro 2 wireless con kit day tim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an Giovanni Bianco</text:p>
          </table:table-cell>
          <table:table-cell office:value-type="string" calcext:value-type="string">
            <text:p>Frazione Cornalita </text:p>
          </table:table-cell>
          <table:table-cell office:value-type="string" calcext:value-type="string">
            <text:p>BG</text:p>
          </table:table-cell>
          <table:table-cell table:formula="of:=IF(ISBLANK([.H79] );[.G79];COM.MICROSOFT.TEXTJOIN(&quot;--&quot;;;[.G79];[.H79]))" office:value-type="string" office:string-value="San Giovanni Bianco--Frazione Cornalita " calcext:value-type="string">
            <text:p>San Giovanni Bianco--Frazione Cornalita </text:p>
          </table:table-cell>
          <table:table-cell table:formula="of:=[.J79]" office:value-type="string" office:string-value="San Giovanni Bianco--Frazione Cornalita " calcext:value-type="string">
            <text:p>San Giovanni Bianco--Frazione Cornalita </text:p>
          </table:table-cell>
        </table:table-row>
        <table:table-row table:style-name="ro1">
          <table:table-cell office:value-type="string" calcext:value-type="string">
            <text:p>lmb189</text:p>
          </table:table-cell>
          <table:table-cell office:value-type="float" office:value="45.8712959854503" calcext:value-type="float">
            <text:p>45,8712959854503</text:p>
          </table:table-cell>
          <table:table-cell office:value-type="float" office:value="8.631070822521" calcext:value-type="float">
            <text:p>8,63107082252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Davis Vantage Pro Plus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angiano</text:p>
          </table:table-cell>
          <table:table-cell/>
          <table:table-cell office:value-type="string" calcext:value-type="string">
            <text:p>VA</text:p>
          </table:table-cell>
          <table:table-cell table:formula="of:=IF(ISBLANK([.H80] );[.G80];COM.MICROSOFT.TEXTJOIN(&quot;-&quot;;;[.G80];[.H80]))" office:value-type="string" office:string-value="Sangiano" calcext:value-type="string">
            <text:p>Sangiano</text:p>
          </table:table-cell>
          <table:table-cell table:formula="of:=[.J80]" office:value-type="string" office:string-value="Sangiano" calcext:value-type="string">
            <text:p>Sangiano</text:p>
          </table:table-cell>
        </table:table-row>
        <table:table-row table:style-name="ro1">
          <table:table-cell office:value-type="string" calcext:value-type="string">
            <text:p>lmb220</text:p>
          </table:table-cell>
          <table:table-cell office:value-type="float" office:value="45.634373" calcext:value-type="float">
            <text:p>45,634373</text:p>
          </table:table-cell>
          <table:table-cell office:value-type="float" office:value="9.024983" calcext:value-type="float">
            <text:p>9,02498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avis vantage pro 2 kit daytim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aronno</text:p>
          </table:table-cell>
          <table:table-cell/>
          <table:table-cell office:value-type="string" calcext:value-type="string">
            <text:p>VA</text:p>
          </table:table-cell>
          <table:table-cell table:formula="of:=IF(ISBLANK([.H81] );[.G81];COM.MICROSOFT.TEXTJOIN(&quot;-&quot;;;[.G81];[.H81]))" office:value-type="string" office:string-value="Saronno" calcext:value-type="string">
            <text:p>Saronno</text:p>
          </table:table-cell>
          <table:table-cell table:formula="of:=[.J81]" office:value-type="string" office:string-value="Saronno" calcext:value-type="string">
            <text:p>Saronno</text:p>
          </table:table-cell>
        </table:table-row>
        <table:table-row table:style-name="ro1">
          <table:table-cell office:value-type="string" calcext:value-type="string">
            <text:p>lmb361</text:p>
          </table:table-cell>
          <table:table-cell office:value-type="float" office:value="45.574874" calcext:value-type="float">
            <text:p>45,574874</text:p>
          </table:table-cell>
          <table:table-cell office:value-type="float" office:value="9.105782" calcext:value-type="float">
            <text:p>9,10578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avis vp2 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enago</text:p>
          </table:table-cell>
          <table:table-cell/>
          <table:table-cell office:value-type="string" calcext:value-type="string">
            <text:p>MI</text:p>
          </table:table-cell>
          <table:table-cell table:formula="of:=IF(ISBLANK([.H82] );[.G82];COM.MICROSOFT.TEXTJOIN(&quot;-&quot;;;[.G82];[.H82]))" office:value-type="string" office:string-value="Senago" calcext:value-type="string">
            <text:p>Senago</text:p>
          </table:table-cell>
          <table:table-cell table:formula="of:=[.J82]" office:value-type="string" office:string-value="Senago" calcext:value-type="string">
            <text:p>Senago</text:p>
          </table:table-cell>
        </table:table-row>
        <table:table-row table:style-name="ro1">
          <table:table-cell office:value-type="string" calcext:value-type="string">
            <text:p>lmb362</text:p>
          </table:table-cell>
          <table:table-cell office:value-type="float" office:value="45.580842" calcext:value-type="float">
            <text:p>45,580842</text:p>
          </table:table-cell>
          <table:table-cell office:value-type="float" office:value="9.119532" calcext:value-type="float">
            <text:p>9,1195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avis vantage pro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enago</text:p>
          </table:table-cell>
          <table:table-cell office:value-type="string" calcext:value-type="string">
            <text:p>Senago Nord ovest</text:p>
          </table:table-cell>
          <table:table-cell office:value-type="string" calcext:value-type="string">
            <text:p>MI</text:p>
          </table:table-cell>
          <table:table-cell table:formula="of:=IF(ISBLANK([.H83] );[.G83];COM.MICROSOFT.TEXTJOIN(&quot;--&quot;;;[.G83];[.H83]))" office:value-type="string" office:string-value="Senago--Senago Nord ovest" calcext:value-type="string">
            <text:p>Senago--Senago Nord ovest</text:p>
          </table:table-cell>
          <table:table-cell table:formula="of:=[.J83]" office:value-type="string" office:string-value="Senago--Senago Nord ovest" calcext:value-type="string">
            <text:p>Senago--Senago Nord ovest</text:p>
          </table:table-cell>
        </table:table-row>
        <table:table-row table:style-name="ro1">
          <table:table-cell office:value-type="string" calcext:value-type="string">
            <text:p>lmb103</text:p>
          </table:table-cell>
          <table:table-cell office:value-type="float" office:value="45.6575627484889" calcext:value-type="float">
            <text:p>45,6575627484889</text:p>
          </table:table-cell>
          <table:table-cell office:value-type="float" office:value="9.21201467514038" calcext:value-type="float">
            <text:p>9,21201467514038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Davis Vantage Pr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eregno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MB</text:p>
          </table:table-cell>
          <table:table-cell table:formula="of:=IF(ISBLANK([.H84] );[.G84];COM.MICROSOFT.TEXTJOIN(&quot;--&quot;;;[.G84];[.H84]))" office:value-type="string" office:string-value="Seregno--nord" calcext:value-type="string">
            <text:p>Seregno--nord</text:p>
          </table:table-cell>
          <table:table-cell table:formula="of:=[.J84]" office:value-type="string" office:string-value="Seregno--nord" calcext:value-type="string">
            <text:p>Seregno--nord</text:p>
          </table:table-cell>
        </table:table-row>
        <table:table-row table:style-name="ro1">
          <table:table-cell office:value-type="string" calcext:value-type="string">
            <text:p>lmb080</text:p>
          </table:table-cell>
          <table:table-cell office:value-type="float" office:value="45.6538431862759" calcext:value-type="float">
            <text:p>45,6538431862759</text:p>
          </table:table-cell>
          <table:table-cell office:value-type="float" office:value="9.17903423309326" calcext:value-type="float">
            <text:p>9,1790342330932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avis Vantage Pro Plus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eregno</text:p>
          </table:table-cell>
          <table:table-cell office:value-type="string" calcext:value-type="string">
            <text:p>ovest</text:p>
          </table:table-cell>
          <table:table-cell office:value-type="string" calcext:value-type="string">
            <text:p>MB</text:p>
          </table:table-cell>
          <table:table-cell table:formula="of:=IF(ISBLANK([.H85] );[.G85];COM.MICROSOFT.TEXTJOIN(&quot;--&quot;;;[.G85];[.H85]))" office:value-type="string" office:string-value="Seregno--ovest" calcext:value-type="string">
            <text:p>Seregno--ovest</text:p>
          </table:table-cell>
          <table:table-cell table:formula="of:=[.J85]" office:value-type="string" office:string-value="Seregno--ovest" calcext:value-type="string">
            <text:p>Seregno--ovest</text:p>
          </table:table-cell>
        </table:table-row>
        <table:table-row table:style-name="ro1">
          <table:table-cell office:value-type="string" calcext:value-type="string">
            <text:p>lmb021</text:p>
          </table:table-cell>
          <table:table-cell office:value-type="float" office:value="45.653115743009" calcext:value-type="float">
            <text:p>45,653115743009</text:p>
          </table:table-cell>
          <table:table-cell office:value-type="float" office:value="9.19899523258209" calcext:value-type="float">
            <text:p>9,19899523258209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avis Vantage Pro 2, pluviometro manual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eregno</text:p>
          </table:table-cell>
          <table:table-cell office:value-type="string" calcext:value-type="string">
            <text:p>Seregno Centro</text:p>
          </table:table-cell>
          <table:table-cell office:value-type="string" calcext:value-type="string">
            <text:p>MB</text:p>
          </table:table-cell>
          <table:table-cell table:formula="of:=IF(ISBLANK([.H86] );[.G86];COM.MICROSOFT.TEXTJOIN(&quot;--&quot;;;[.G86];[.H86]))" office:value-type="string" office:string-value="Seregno--Seregno Centro" calcext:value-type="string">
            <text:p>Seregno--Seregno Centro</text:p>
          </table:table-cell>
          <table:table-cell table:formula="of:=[.J86]" office:value-type="string" office:string-value="Seregno--Seregno Centro" calcext:value-type="string">
            <text:p>Seregno--Seregno Centro</text:p>
          </table:table-cell>
        </table:table-row>
        <table:table-row table:style-name="ro1">
          <table:table-cell office:value-type="string" calcext:value-type="string">
            <text:p>lmb167</text:p>
          </table:table-cell>
          <table:table-cell office:value-type="float" office:value="45.5381436785791" calcext:value-type="float">
            <text:p>45,5381436785791</text:p>
          </table:table-cell>
          <table:table-cell office:value-type="float" office:value="9.2096221446991" calcext:value-type="float">
            <text:p>9,209622144699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esto San Giovanni</text:p>
          </table:table-cell>
          <table:table-cell office:value-type="string" calcext:value-type="string">
            <text:p>Parco Nord</text:p>
          </table:table-cell>
          <table:table-cell office:value-type="string" calcext:value-type="string">
            <text:p>MI</text:p>
          </table:table-cell>
          <table:table-cell table:formula="of:=IF(ISBLANK([.H87] );[.G87];COM.MICROSOFT.TEXTJOIN(&quot;--&quot;;;[.G87];[.H87]))" office:value-type="string" office:string-value="Sesto San Giovanni--Parco Nord" calcext:value-type="string">
            <text:p>Sesto San Giovanni--Parco Nord</text:p>
          </table:table-cell>
          <table:table-cell table:formula="of:=[.J87]" office:value-type="string" office:string-value="Sesto San Giovanni--Parco Nord" calcext:value-type="string">
            <text:p>Sesto San Giovanni--Parco Nord</text:p>
          </table:table-cell>
        </table:table-row>
        <table:table-row table:style-name="ro1">
          <table:table-cell office:value-type="string" calcext:value-type="string">
            <text:p>lmb179</text:p>
          </table:table-cell>
          <table:table-cell office:value-type="float" office:value="45.5100361481069" calcext:value-type="float">
            <text:p>45,5100361481069</text:p>
          </table:table-cell>
          <table:table-cell office:value-type="float" office:value="9.5751686085714" calcext:value-type="float">
            <text:p>9,575168608571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avis Vantage Pro Plus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Treviglio</text:p>
          </table:table-cell>
          <table:table-cell/>
          <table:table-cell office:value-type="string" calcext:value-type="string">
            <text:p>BG</text:p>
          </table:table-cell>
          <table:table-cell table:formula="of:=IF(ISBLANK([.H88] );[.G88];COM.MICROSOFT.TEXTJOIN(&quot;-&quot;;;[.G88];[.H88]))" office:value-type="string" office:string-value="Treviglio" calcext:value-type="string">
            <text:p>Treviglio</text:p>
          </table:table-cell>
          <table:table-cell table:formula="of:=[.J88]" office:value-type="string" office:string-value="Treviglio" calcext:value-type="string">
            <text:p>Treviglio</text:p>
          </table:table-cell>
        </table:table-row>
        <table:table-row table:style-name="ro1">
          <table:table-cell office:value-type="string" calcext:value-type="string">
            <text:p>lmb359</text:p>
          </table:table-cell>
          <table:table-cell office:value-type="float" office:value="45.653095" calcext:value-type="float">
            <text:p>45,653095</text:p>
          </table:table-cell>
          <table:table-cell office:value-type="float" office:value="9.282214" calcext:value-type="float">
            <text:p>9,28221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Triuggio</text:p>
          </table:table-cell>
          <table:table-cell office:value-type="string" calcext:value-type="string">
            <text:p>Canonica</text:p>
          </table:table-cell>
          <table:table-cell office:value-type="string" calcext:value-type="string">
            <text:p>MB</text:p>
          </table:table-cell>
          <table:table-cell table:formula="of:=IF(ISBLANK([.H89] );[.G89];COM.MICROSOFT.TEXTJOIN(&quot;--&quot;;;[.G89];[.H89]))" office:value-type="string" office:string-value="Triuggio--Canonica" calcext:value-type="string">
            <text:p>Triuggio--Canonica</text:p>
          </table:table-cell>
          <table:table-cell table:formula="of:=[.J89]" office:value-type="string" office:string-value="Triuggio--Canonica" calcext:value-type="string">
            <text:p>Triuggio--Canonica</text:p>
          </table:table-cell>
        </table:table-row>
        <table:table-row table:style-name="ro1">
          <table:table-cell office:value-type="string" calcext:value-type="string">
            <text:p>lmb353</text:p>
          </table:table-cell>
          <table:table-cell office:value-type="float" office:value="45.610882" calcext:value-type="float">
            <text:p>45,610882</text:p>
          </table:table-cell>
          <table:table-cell office:value-type="float" office:value="8.99071" calcext:value-type="float">
            <text:p>8,9907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oregon WMR300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Uboldo</text:p>
          </table:table-cell>
          <table:table-cell/>
          <table:table-cell office:value-type="string" calcext:value-type="string">
            <text:p>VA</text:p>
          </table:table-cell>
          <table:table-cell table:formula="of:=IF(ISBLANK([.H90] );[.G90];COM.MICROSOFT.TEXTJOIN(&quot;-&quot;;;[.G90];[.H90]))" office:value-type="string" office:string-value="Uboldo" calcext:value-type="string">
            <text:p>Uboldo</text:p>
          </table:table-cell>
          <table:table-cell table:formula="of:=[.J90]" office:value-type="string" office:string-value="Uboldo" calcext:value-type="string">
            <text:p>Uboldo</text:p>
          </table:table-cell>
        </table:table-row>
        <table:table-row table:style-name="ro1">
          <table:table-cell office:value-type="string" calcext:value-type="string">
            <text:p>lmb294</text:p>
          </table:table-cell>
          <table:table-cell office:value-type="float" office:value="45.8689333623769" calcext:value-type="float">
            <text:p>45,8689333623769</text:p>
          </table:table-cell>
          <table:table-cell office:value-type="float" office:value="9.28961920668371" calcext:value-type="float">
            <text:p>9,2896192066837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avis vantage pro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Valbrona</text:p>
          </table:table-cell>
          <table:table-cell office:value-type="string" calcext:value-type="string">
            <text:p>Visino</text:p>
          </table:table-cell>
          <table:table-cell office:value-type="string" calcext:value-type="string">
            <text:p>CO</text:p>
          </table:table-cell>
          <table:table-cell table:formula="of:=IF(ISBLANK([.H91] );[.G91];COM.MICROSOFT.TEXTJOIN(&quot;--&quot;;;[.G91];[.H91]))" office:value-type="string" office:string-value="Valbrona--Visino" calcext:value-type="string">
            <text:p>Valbrona--Visino</text:p>
          </table:table-cell>
          <table:table-cell table:formula="of:=[.J91]" office:value-type="string" office:string-value="Valbrona--Visino" calcext:value-type="string">
            <text:p>Valbrona--Visino</text:p>
          </table:table-cell>
        </table:table-row>
        <table:table-row table:style-name="ro1">
          <table:table-cell office:value-type="string" calcext:value-type="string">
            <text:p>lmb109</text:p>
          </table:table-cell>
          <table:table-cell office:value-type="float" office:value="45.85" calcext:value-type="float">
            <text:p>45,85</text:p>
          </table:table-cell>
          <table:table-cell office:value-type="float" office:value="9.37" calcext:value-type="float">
            <text:p>9,37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Davis Vantage Pro 2, termometro Oregon MTR101 in schermo passivo Davis, Pluviometro manual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Valmadrera</text:p>
          </table:table-cell>
          <table:table-cell/>
          <table:table-cell office:value-type="string" calcext:value-type="string">
            <text:p>LC</text:p>
          </table:table-cell>
          <table:table-cell table:formula="of:=IF(ISBLANK([.H92] );[.G92];COM.MICROSOFT.TEXTJOIN(&quot;-&quot;;;[.G92];[.H92]))" office:value-type="string" office:string-value="Valmadrera" calcext:value-type="string">
            <text:p>Valmadrera</text:p>
          </table:table-cell>
          <table:table-cell table:formula="of:=[.J92]" office:value-type="string" office:string-value="Valmadrera" calcext:value-type="string">
            <text:p>Valmadrera</text:p>
          </table:table-cell>
        </table:table-row>
        <table:table-row table:style-name="ro1">
          <table:table-cell office:value-type="string" calcext:value-type="string">
            <text:p>lmb358</text:p>
          </table:table-cell>
          <table:table-cell office:value-type="float" office:value="45.726016" calcext:value-type="float">
            <text:p>45,726016</text:p>
          </table:table-cell>
          <table:table-cell office:value-type="float" office:value="9.900189" calcext:value-type="float">
            <text:p>9,90018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azione meteo Oregon Scientific WMR 88 con schermo solare passivo Davis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Vigano San Martino</text:p>
          </table:table-cell>
          <table:table-cell/>
          <table:table-cell office:value-type="string" calcext:value-type="string">
            <text:p>BG</text:p>
          </table:table-cell>
          <table:table-cell table:formula="of:=IF(ISBLANK([.H93] );[.G93];COM.MICROSOFT.TEXTJOIN(&quot;-&quot;;;[.G93];[.H93]))" office:value-type="string" office:string-value="Vigano San Martino" calcext:value-type="string">
            <text:p>Vigano San Martino</text:p>
          </table:table-cell>
          <table:table-cell table:formula="of:=[.J93]" office:value-type="string" office:string-value="Vigano San Martino" calcext:value-type="string">
            <text:p>Vigano San Martino</text:p>
          </table:table-cell>
        </table:table-row>
        <table:table-row table:style-name="ro1">
          <table:table-cell office:value-type="string" calcext:value-type="string">
            <text:p>lmb335</text:p>
          </table:table-cell>
          <table:table-cell office:value-type="float" office:value="45.90774" calcext:value-type="float">
            <text:p>45,90774</text:p>
          </table:table-cell>
          <table:table-cell office:value-type="float" office:value="9.929117" calcext:value-type="float">
            <text:p>9,92911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Davis VP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Villa d'Ogna</text:p>
          </table:table-cell>
          <table:table-cell office:value-type="string" calcext:value-type="string">
            <text:p>via piave</text:p>
          </table:table-cell>
          <table:table-cell office:value-type="string" calcext:value-type="string">
            <text:p>BG</text:p>
          </table:table-cell>
          <table:table-cell table:formula="of:=IF(ISBLANK([.H94] );[.G94];COM.MICROSOFT.TEXTJOIN(&quot;--&quot;;;[.G94];[.H94]))" office:value-type="string" office:string-value="Villa d'Ogna--via piave" calcext:value-type="string">
            <text:p>Villa d'Ogna--via piave</text:p>
          </table:table-cell>
          <table:table-cell table:formula="of:=[.J94]" office:value-type="string" office:string-value="Villa d'Ogna--via piave" calcext:value-type="string">
            <text:p>Villa d'Ogna--via piave</text:p>
          </table:table-cell>
        </table:table-row>
        <table:table-row table:style-name="ro1">
          <table:table-cell office:value-type="string" calcext:value-type="string">
            <text:p>lmb346</text:p>
          </table:table-cell>
          <table:table-cell office:value-type="float" office:value="45.123225" calcext:value-type="float">
            <text:p>45,123225</text:p>
          </table:table-cell>
          <table:table-cell office:value-type="float" office:value="9.027023" calcext:value-type="float">
            <text:p>9,02702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Zinasco</text:p>
          </table:table-cell>
          <table:table-cell/>
          <table:table-cell office:value-type="string" calcext:value-type="string">
            <text:p>PV</text:p>
          </table:table-cell>
          <table:table-cell table:formula="of:=IF(ISBLANK([.H95] );[.G95];COM.MICROSOFT.TEXTJOIN(&quot;-&quot;;;[.G95];[.H95]))" office:value-type="string" office:string-value="Zinasco" calcext:value-type="string">
            <text:p>Zinasco</text:p>
          </table:table-cell>
          <table:table-cell table:formula="of:=[.J95]" office:value-type="string" office:string-value="Zinasco" calcext:value-type="string">
            <text:p>Zinasco</text:p>
          </table:table-cell>
        </table:table-row>
        <table:table-row table:style-name="ro1">
          <table:table-cell office:value-type="string" calcext:value-type="string">
            <text:p>pmn033</text:p>
          </table:table-cell>
          <table:table-cell office:value-type="float" office:value="45.4732569320914" calcext:value-type="float">
            <text:p>45,4732569320914</text:p>
          </table:table-cell>
          <table:table-cell office:value-type="float" office:value="8.46355497837067" calcext:value-type="float">
            <text:p>8,4635549783706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Vicolungo</text:p>
          </table:table-cell>
          <table:table-cell office:value-type="string" calcext:value-type="string">
            <text:p>Vicolungo (Borgo di Zuxiana)</text:p>
          </table:table-cell>
          <table:table-cell office:value-type="string" calcext:value-type="string">
            <text:p>NO</text:p>
          </table:table-cell>
          <table:table-cell table:formula="of:=IF(ISBLANK([.H96] );[.G96];COM.MICROSOFT.TEXTJOIN(&quot;-&quot;;;[.G96];[.H96]))" office:value-type="string" office:string-value="Vicolungo-Vicolungo (Borgo di Zuxiana)" calcext:value-type="string">
            <text:p>Vicolungo-Vicolungo (Borgo di Zuxiana)</text:p>
          </table:table-cell>
          <table:table-cell office:value-type="string" calcext:value-type="string">
            <text:p>Vicolungo-Borgo di Zuxiana</text:p>
          </table:table-cell>
        </table:table-row>
        <table:table-row table:style-name="ro1">
          <table:table-cell office:value-type="string" calcext:value-type="string">
            <text:p>pmn047</text:p>
          </table:table-cell>
          <table:table-cell office:value-type="float" office:value="45.42" calcext:value-type="float">
            <text:p>45,42</text:p>
          </table:table-cell>
          <table:table-cell office:value-type="float" office:value="8.73" calcext:value-type="float">
            <text:p>8,7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recate</text:p>
          </table:table-cell>
          <table:table-cell office:value-type="string" calcext:value-type="string">
            <text:p>Trecate S. Maria</text:p>
          </table:table-cell>
          <table:table-cell office:value-type="string" calcext:value-type="string">
            <text:p>NO</text:p>
          </table:table-cell>
          <table:table-cell table:formula="of:=IF(ISBLANK([.H97] );[.G97];COM.MICROSOFT.TEXTJOIN(&quot;-&quot;;;[.G97];[.H97]))" office:value-type="string" office:string-value="Trecate-Trecate S. Maria" calcext:value-type="string">
            <text:p>Trecate-Trecate S. Maria</text:p>
          </table:table-cell>
          <table:table-cell office:value-type="string" calcext:value-type="string">
            <text:p>Trecate-S. Maria</text:p>
          </table:table-cell>
        </table:table-row>
        <table:table-row table:style-name="ro1">
          <table:table-cell office:value-type="string" calcext:value-type="string">
            <text:p>pmn076</text:p>
          </table:table-cell>
          <table:table-cell office:value-type="float" office:value="45.46542817465" calcext:value-type="float">
            <text:p>45,46542817465</text:p>
          </table:table-cell>
          <table:table-cell office:value-type="float" office:value="8.61744403839111" calcext:value-type="float">
            <text:p>8,617444038391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avis Vantage Vu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Novara</text:p>
          </table:table-cell>
          <table:table-cell office:value-type="string" calcext:value-type="string">
            <text:p>Novara(sant'antonio)</text:p>
          </table:table-cell>
          <table:table-cell office:value-type="string" calcext:value-type="string">
            <text:p>NO</text:p>
          </table:table-cell>
          <table:table-cell table:formula="of:=IF(ISBLANK([.H98] );[.G98];COM.MICROSOFT.TEXTJOIN(&quot;-&quot;;;[.G98];[.H98]))" office:value-type="string" office:string-value="Novara-Novara(sant'antonio)" calcext:value-type="string">
            <text:p>Novara-Novara(sant'antonio)</text:p>
          </table:table-cell>
          <table:table-cell office:value-type="string" calcext:value-type="string">
            <text:p>Novara-sant'Antonio</text:p>
          </table:table-cell>
        </table:table-row>
        <table:table-row table:style-name="ro1">
          <table:table-cell office:value-type="string" calcext:value-type="string">
            <text:p>pmn101</text:p>
          </table:table-cell>
          <table:table-cell office:value-type="float" office:value="45.6573377819876" calcext:value-type="float">
            <text:p>45,6573377819876</text:p>
          </table:table-cell>
          <table:table-cell office:value-type="float" office:value="8.40089321136475" calcext:value-type="float">
            <text:p>8,4008932113647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Davis Vantage Pro2 24h Fan Aspiraed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avallirio</text:p>
          </table:table-cell>
          <table:table-cell/>
          <table:table-cell office:value-type="string" calcext:value-type="string">
            <text:p>NO</text:p>
          </table:table-cell>
          <table:table-cell table:formula="of:=IF(ISBLANK([.H99] );[.G99];COM.MICROSOFT.TEXTJOIN(&quot;-&quot;;;[.G99];[.H99]))" office:value-type="string" office:string-value="Cavallirio" calcext:value-type="string">
            <text:p>Cavallirio</text:p>
          </table:table-cell>
          <table:table-cell table:formula="of:=[.J99]" office:value-type="string" office:string-value="Cavallirio" calcext:value-type="string">
            <text:p>Cavallirio</text:p>
          </table:table-cell>
        </table:table-row>
        <table:table-row table:style-name="ro1">
          <table:table-cell office:value-type="string" calcext:value-type="string">
            <text:p>pmn105</text:p>
          </table:table-cell>
          <table:table-cell office:value-type="float" office:value="45.7416518164454" calcext:value-type="float">
            <text:p>45,7416518164454</text:p>
          </table:table-cell>
          <table:table-cell office:value-type="float" office:value="8.41084957122803" calcext:value-type="float">
            <text:p>8,4108495712280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Davis vantage pro 2 con ventilazione diurn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Soriso</text:p>
          </table:table-cell>
          <table:table-cell/>
          <table:table-cell office:value-type="string" calcext:value-type="string">
            <text:p>NO</text:p>
          </table:table-cell>
          <table:table-cell table:formula="of:=IF(ISBLANK([.H100] );[.G100];COM.MICROSOFT.TEXTJOIN(&quot;-&quot;;;[.G100];[.H100]))" office:value-type="string" office:string-value="Soriso" calcext:value-type="string">
            <text:p>Soriso</text:p>
          </table:table-cell>
          <table:table-cell table:formula="of:=[.J100]" office:value-type="string" office:string-value="Soriso" calcext:value-type="string">
            <text:p>Soriso</text:p>
          </table:table-cell>
        </table:table-row>
        <table:table-row table:style-name="ro1">
          <table:table-cell office:value-type="string" calcext:value-type="string">
            <text:p>pmn109</text:p>
          </table:table-cell>
          <table:table-cell office:value-type="float" office:value="45.3974103448917" calcext:value-type="float">
            <text:p>45,3974103448917</text:p>
          </table:table-cell>
          <table:table-cell office:value-type="float" office:value="8.71918559074402" calcext:value-type="float">
            <text:p>8,7191855907440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Oregon Scientific WMR180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Sozzago</text:p>
          </table:table-cell>
          <table:table-cell/>
          <table:table-cell office:value-type="string" calcext:value-type="string">
            <text:p>NO</text:p>
          </table:table-cell>
          <table:table-cell table:formula="of:=IF(ISBLANK([.H101] );[.G101];COM.MICROSOFT.TEXTJOIN(&quot;-&quot;;;[.G101];[.H101]))" office:value-type="string" office:string-value="Sozzago" calcext:value-type="string">
            <text:p>Sozzago</text:p>
          </table:table-cell>
          <table:table-cell table:formula="of:=[.J101]" office:value-type="string" office:string-value="Sozzago" calcext:value-type="string">
            <text:p>Sozzago</text:p>
          </table:table-cell>
        </table:table-row>
        <table:table-row table:style-name="ro1">
          <table:table-cell office:value-type="string" calcext:value-type="string">
            <text:p>pmn125</text:p>
          </table:table-cell>
          <table:table-cell office:value-type="float" office:value="45.763841" calcext:value-type="float">
            <text:p>45,763841</text:p>
          </table:table-cell>
          <table:table-cell office:value-type="float" office:value="8.554144" calcext:value-type="float">
            <text:p>8,55414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tazione Davis Vantage pro2 WI-Fi, Web Cam Mobotix m25 HD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rona</text:p>
          </table:table-cell>
          <table:table-cell office:value-type="string" calcext:value-type="string">
            <text:p>Parco della Rocca Borromeo</text:p>
          </table:table-cell>
          <table:table-cell office:value-type="string" calcext:value-type="string">
            <text:p>NO</text:p>
          </table:table-cell>
          <table:table-cell table:formula="of:=IF(ISBLANK([.H102] );[.G102];COM.MICROSOFT.TEXTJOIN(&quot;-&quot;;;[.G102];[.H102]))" office:value-type="string" office:string-value="Arona-Parco della Rocca Borromeo" calcext:value-type="string">
            <text:p>Arona-Parco della Rocca Borromeo</text:p>
          </table:table-cell>
          <table:table-cell table:formula="of:=[.J102]" office:value-type="string" office:string-value="Arona-Parco della Rocca Borromeo" calcext:value-type="string">
            <text:p>Arona-Parco della Rocca Borromeo</text:p>
          </table:table-cell>
        </table:table-row>
        <table:table-row table:style-name="ro1">
          <table:table-cell office:value-type="string" calcext:value-type="string">
            <text:p>pmn147</text:p>
          </table:table-cell>
          <table:table-cell office:value-type="float" office:value="45.470331" calcext:value-type="float">
            <text:p>45,470331</text:p>
          </table:table-cell>
          <table:table-cell office:value-type="float" office:value="8.694344" calcext:value-type="float">
            <text:p>8,69434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AVIS VANTAGE VU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Galliate</text:p>
          </table:table-cell>
          <table:table-cell/>
          <table:table-cell office:value-type="string" calcext:value-type="string">
            <text:p>NO</text:p>
          </table:table-cell>
          <table:table-cell table:formula="of:=IF(ISBLANK([.H103] );[.G103];COM.MICROSOFT.TEXTJOIN(&quot;-&quot;;;[.G103];[.H103]))" office:value-type="string" office:string-value="Galliate" calcext:value-type="string">
            <text:p>Galliate</text:p>
          </table:table-cell>
          <table:table-cell table:formula="of:=[.J103]" office:value-type="string" office:string-value="Galliate" calcext:value-type="string">
            <text:p>Galliate</text:p>
          </table:table-cell>
        </table:table-row>
      </table:table>
      <table:named-expressions/>
      <table:database-ranges>
        <table:database-range table:name="__Anonymous_Sheet_DB__0" table:target-range-address="stazioni_mod.A1:stazioni_mod.K103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Trebuchet MS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Trebuchet MS" fo:font-family="'Trebuchet MS'" style:font-style-name="Normale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6:01:54.060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dc:date>2020-04-06T16:02:49.422000000</dc:date>
    <meta:editing-duration>PT23M38S</meta:editing-duration>
    <meta:editing-cycles>10</meta:editing-cycles>
    <meta:document-statistic meta:table-count="1" meta:cell-count="1093" meta:object-count="0"/>
  </office:meta>
</office:document-meta>
</file>